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1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1:value-type="string" table:number-rows-spanned="4" table:style-name="ce55" table:number-columns-spanned="1" office:value-type="string">
            <text:p>Tijdelijk aanwezige schepen</text:p>
          </table:table-cell>
          <table:table-cell ns41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1:value-type="string" table:number-rows-spanned="3" table:style-name="ce59" table:number-columns-spanned="2" office:value-type="string">
            <text:p>Tijdelijk aanwezig</text:p>
          </table:table-cell>
          <table:covered-table-cell table:style-name="ce59"/>
          <table:table-cell ns41:value-type="string" table:number-rows-spanned="4" table:style-name="ce62" table:number-columns-spanned="1" office:value-type="string">
            <text:p>CBS nummer</text:p>
          </table:table-cell>
          <table:table-cell ns41:value-type="string" table:number-rows-spanned="4" table:style-name="ce68" table:number-columns-spanned="1" office:value-type="string">
            <text:p>Amsterdamse code</text:p>
          </table:table-cell>
          <table:table-cell ns41:value-type="string" table:number-rows-spanned="4" table:style-name="ce68" table:number-columns-spanned="1" office:value-type="string">
            <text:p>Grootteklasse</text:p>
          </table:table-cell>
          <table:table-cell ns41:value-type="string" table:number-rows-spanned="4" table:style-name="ce74" table:number-columns-spanned="1" office:value-type="string">
            <text:p>Provincie</text:p>
          </table:table-cell>
          <table:table-cell ns41:value-type="string" table:number-rows-spanned="4" table:style-name="ce82" table:number-columns-spanned="1" office:value-type="string">
            <text:p>Telling</text:p>
          </table:table-cell>
          <table:table-cell ns41:value-type="string" table:number-rows-spanned="4" table:style-name="ce82" table:number-columns-spanned="1" office:value-type="string">
            <text:p>Tabel</text:p>
          </table:table-cell>
          <table:table-cell ns41:value-type="string" table:number-rows-spanned="4" table:style-name="ce82" table:number-columns-spanned="1" office:value-type="string">
            <text:p>Pagina</text:p>
          </table:table-cell>
          <table:table-cell ns41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1:value-type="string" table:number-rows-spanned="3" table:style-name="ce17" table:number-columns-spanned="1" office:value-type="string">
            <text:p>Kom / Buiten de kom</text:p>
          </table:table-cell>
          <table:table-cell ns41:value-type="string" table:number-rows-spanned="3" table:style-name="ce25" table:number-columns-spanned="1" office:value-type="string">
            <text:p>Wijk</text:p>
          </table:table-cell>
          <table:table-cell ns41:value-type="string" table:number-rows-spanned="3" table:style-name="ce25" table:number-columns-spanned="1" office:value-type="string">
            <text:p>Soort plaats</text:p>
          </table:table-cell>
          <table:table-cell ns41:value-type="string" table:number-rows-spanned="3" table:style-name="ce25" table:number-columns-spanned="1" office:value-type="string">
            <text:p>Naam</text:p>
          </table:table-cell>
          <table:table-cell ns41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1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1:value-type="string" table:number-rows-spanned="3" table:style-name="ce48" table:number-columns-spanned="1" office:value-type="string">
            <text:p>Bewoonde schepen</text:p>
          </table:table-cell>
          <table:covered-table-cell table:style-name="ce54"/>
          <table:table-cell ns41:value-type="string" table:number-rows-spanned="2" table:style-name="ce47" table:number-columns-spanned="2" office:value-type="string">
            <text:p>Bij de telling aanwezig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Tijdelijk afwezig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Totaal</text:p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1:value-type="string" table:number-rows-spanned="2" table:style-name="ce40" table:number-columns-spanned="1" office:value-type="string">
            <text:p>Bewoond</text:p>
          </table:table-cell>
          <table:table-cell ns41:value-type="string" table:number-rows-spanned="2" table:style-name="ce48" table:number-columns-spanned="1" office:value-type="string">
            <text:p>Onbewoond</text:p>
          </table:table-cell>
          <table:table-cell ns41:value-type="string" table:number-rows-spanned="2" table:style-name="ce48" table:number-columns-spanned="1" office:value-type="string">
            <text:p>In aanbouw</text:p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61" office:value-type="string">
            <text:p>V</text:p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1:value-type="string" table:number-rows-spanned="16" table:style-name="ce7" table:number-columns-spanned="1" office:value-type="string">
            <text:p>Abcoude-Baambrugge</text:p>
          </table:table-cell>
          <table:table-cell ns41:value-type="string" table:style-name="ce19" office:value-type="string">
            <text:p>Kom</text:p>
          </table:table-cell>
          <table:table-cell ns41:value-type="string" table:style-name="ce27" office:value-type="string">
            <text:p>A</text:p>
          </table:table-cell>
          <table:table-cell ns41:value-type="string" table:style-name="ce27" office:value-type="string">
            <text:p>Dorp</text:p>
          </table:table-cell>
          <table:table-cell ns41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1:value-type="float" table:style-name="ce42" office:value="89" office:value-type="float">
            <text:p>89</text:p>
          </table:table-cell>
          <table:table-cell ns41:value-type="float" table:style-name="ce50" office:value="9" office:value-type="float">
            <text:p>9</text:p>
          </table:table-cell>
          <table:table-cell table:style-name="ce50" table:number-columns-repeated="3"/>
          <table:table-cell ns41:value-type="float" table:style-name="ce50" office:value="168" office:value-type="float">
            <text:p>168</text:p>
          </table:table-cell>
          <table:table-cell ns41:value-type="float" table:style-name="ce50" office:value="206" office:value-type="float">
            <text:p>206</text:p>
          </table:table-cell>
          <table:table-cell ns41:value-type="float" table:style-name="ce50" office:value="8" office:value-type="float">
            <text:p>8</text:p>
          </table:table-cell>
          <table:table-cell ns41:value-type="float" table:style-name="ce50" office:value="12" office:value-type="float">
            <text:p>12</text:p>
          </table:table-cell>
          <table:table-cell ns41:value-type="float" table:style-name="ce50" office:value="176" office:value-type="float">
            <text:p>176</text:p>
          </table:table-cell>
          <table:table-cell ns41:value-type="float" table:style-name="ce50" office:value="218" office:value-type="float">
            <text:p>218</text:p>
          </table:table-cell>
          <table:table-cell ns41:value-type="float" table:style-name="ce50" office:value="13" office:value-type="float">
            <text:p>13</text:p>
          </table:table-cell>
          <table:table-cell ns41:value-type="float" table:style-name="ce50" office:value="5" office:value-type="float">
            <text:p>5</text:p>
          </table:table-cell>
          <table:table-cell ns41:value-type="float" table:style-name="ce65" office:value="1003" office:value-type="float">
            <text:p>1003</text:p>
          </table:table-cell>
          <table:table-cell ns41:value-type="float" table:style-name="ce71" office:value="11184" office:value-type="float">
            <text:p>11184</text:p>
          </table:table-cell>
          <table:table-cell ns41:value-type="float" table:style-name="ce71" office:value="4" office:value-type="float">
            <text:p>4</text:p>
          </table:table-cell>
          <table:table-cell ns41:value-type="string" table:style-name="ce77" office:value-type="string">
            <text:p>UT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71" office:value-type="string">
            <text:p>11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1:value-type="float" table:style-name="ce43" office:value="13" office:value-type="float">
            <text:p>13</text:p>
          </table:table-cell>
          <table:table-cell table:style-name="ce51" table:number-columns-repeated="4"/>
          <table:table-cell ns41:value-type="float" table:style-name="ce51" office:value="59" office:value-type="float">
            <text:p>59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2" office:value-type="float">
            <text:p>2</text:p>
          </table:table-cell>
          <table:table-cell ns41:value-type="float" table:style-name="ce51" office:value="4" office:value-type="float">
            <text:p>4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65" office:value-type="float">
            <text:p>65</text:p>
          </table:table-cell>
          <table:table-cell ns41:value-type="float" table:style-name="ce51" office:value="3" office:value-type="float">
            <text:p>3</text:p>
          </table:table-cell>
          <table:table-cell ns41:value-type="float" table:style-name="ce51" office:value="1" office:value-type="float">
            <text:p>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24" office:value-type="float">
            <text:p>24</text:p>
          </table:table-cell>
          <table:table-cell table:style-name="ce52" table:number-columns-repeated="4"/>
          <table:table-cell ns41:value-type="float" table:style-name="ce52" office:value="64" office:value-type="float">
            <text:p>64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67" office:value-type="float">
            <text:p>6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10" office:value-type="float">
            <text:p>11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4" office:value-type="float">
            <text:p>2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" office:value-type="float">
            <text:p>30</text:p>
          </table:table-cell>
          <table:table-cell ns41:value-type="float" table:style-name="ce52" office:value="21" office:value-type="float">
            <text:p>21</text:p>
          </table:table-cell>
          <table:table-cell table:style-name="ce52" table:number-columns-repeated="2"/>
          <table:table-cell ns41:value-type="float" table:style-name="ce52" office:value="30" office:value-type="float">
            <text:p>30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aambrugg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4" office:value-type="float">
            <text:p>84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1" office:value-type="float">
            <text:p>201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414" office:value-type="float">
            <text:p>414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5" office:value-type="float">
            <text:p>435</text:p>
          </table:table-cell>
          <table:table-cell ns41:value-type="float" table:style-name="ce52" office:value="484" office:value-type="float">
            <text:p>48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3" office:value-type="float">
            <text:p>133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25" office:value-type="float">
            <text:p>325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23" office:value-type="float">
            <text:p>32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39" office:value-type="float">
            <text:p>739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795" office:value-type="float">
            <text:p>795</text:p>
          </table:table-cell>
          <table:table-cell ns41:value-type="float" table:style-name="ce52" office:value="807" office:value-type="float">
            <text:p>80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39" office:value-type="float">
            <text:p>739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796" office:value-type="float">
            <text:p>796</text:p>
          </table:table-cell>
          <table:table-cell ns41:value-type="float" table:style-name="ce52" office:value="808" office:value-type="float">
            <text:p>808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Abcoude-Proostdij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52" office:value="196" office:value-type="float">
            <text:p>196</text:p>
          </table:table-cell>
          <table:table-cell ns41:value-type="float" table:style-name="ce52" office:value="225" office:value-type="float">
            <text:p>22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231" office:value-type="float">
            <text:p>23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93" office:value-type="float">
            <text:p>9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78" office:value-type="float">
            <text:p>178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28" office:value-type="float">
            <text:p>128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1:value-type="float" table:style-name="ce44" office:value="50" office:value-type="float">
            <text:p>5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6" office:value-type="float">
            <text:p>11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9" office:value-type="float">
            <text:p>10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1" office:value-type="float">
            <text:p>19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374" office:value-type="float">
            <text:p>374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418" office:value-type="float">
            <text:p>418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7" office:value-type="float">
            <text:p>147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375" office:value-type="float">
            <text:p>375</text:p>
          </table:table-cell>
          <table:table-cell ns41:value-type="float" table:style-name="ce52" office:value="366" office:value-type="float">
            <text:p>36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8" office:value-type="float">
            <text:p>3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749" office:value-type="float">
            <text:p>749</text:p>
          </table:table-cell>
          <table:table-cell ns41:value-type="float" table:style-name="ce52" office:value="771" office:value-type="float">
            <text:p>771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780" office:value-type="float">
            <text:p>780</text:p>
          </table:table-cell>
          <table:table-cell ns41:value-type="float" table:style-name="ce52" office:value="796" office:value-type="float">
            <text:p>79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1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</table:table-cell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5" office:value-type="float">
            <text:p>1005</text:p>
          </table:table-cell>
          <table:table-cell ns41:value-type="float" table:style-name="ce72" office:value="10524" office:value-type="float">
            <text:p>105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5" office:value-type="float">
            <text:p>1005</text:p>
          </table:table-cell>
          <table:table-cell ns41:value-type="float" table:style-name="ce72" office:value="10524" office:value-type="float">
            <text:p>105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31" table:style-name="ce9" table:number-columns-spanned="1" office:value-type="string">
            <text:p>Amersfoor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Burgers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3" office:value-type="float">
            <text:p>13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Herv. Diaconie Oude 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65" office:value-type="float">
            <text:p>365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759" office:value-type="float">
            <text:p>759</text:p>
          </table:table-cell>
          <table:table-cell ns41:value-type="float" table:style-name="ce52" office:value="784" office:value-type="float">
            <text:p>784</text:p>
          </table:table-cell>
          <table:table-cell ns41:value-type="float" office:value="23" table:style-name="ce52" table:number-columns-repeated="2" office:value-type="float">
            <text:p>23</text:p>
          </table:table-cell>
          <table:table-cell ns41:value-type="float" table:style-name="ce52" office:value="782" office:value-type="float">
            <text:p>782</text:p>
          </table:table-cell>
          <table:table-cell ns41:value-type="float" table:style-name="ce52" office:value="807" office:value-type="float">
            <text:p>80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St. Elizabeths Gast- of 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61" office:value-type="float">
            <text:p>16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3" office:value-type="float">
            <text:p>163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42" office:value-type="float">
            <text:p>242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408" office:value-type="float">
            <text:p>408</text:p>
          </table:table-cell>
          <table:table-cell ns41:value-type="float" table:style-name="ce52" office:value="506" office:value-type="float">
            <text:p>50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435" office:value-type="float">
            <text:p>435</text:p>
          </table:table-cell>
          <table:table-cell ns41:value-type="float" table:style-name="ce52" office:value="534" office:value-type="float">
            <text:p>53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51" office:value-type="float">
            <text:p>351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646" office:value-type="float">
            <text:p>646</text:p>
          </table:table-cell>
          <table:table-cell ns41:value-type="float" table:style-name="ce52" office:value="694" office:value-type="float">
            <text:p>69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65" office:value-type="float">
            <text:p>665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39" office:value-type="float">
            <text:p>43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855" office:value-type="float">
            <text:p>855</text:p>
          </table:table-cell>
          <table:table-cell ns41:value-type="float" table:style-name="ce52" office:value="903" office:value-type="float">
            <text:p>903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76" office:value-type="float">
            <text:p>876</text:p>
          </table:table-cell>
          <table:table-cell ns41:value-type="float" table:style-name="ce52" office:value="917" office:value-type="float">
            <text:p>917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St. Pieters- en Bloklands 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1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84" office:value-type="float">
            <text:p>38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743" office:value-type="float">
            <text:p>743</text:p>
          </table:table-cell>
          <table:table-cell ns41:value-type="float" table:style-name="ce52" office:value="787" office:value-type="float">
            <text:p>787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802" office:value-type="float">
            <text:p>80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Oud R.C. Seminarium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Liefde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2" office:value-type="float">
            <text:p>122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195" office:value-type="float">
            <text:p>195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34" office:value-type="float">
            <text:p>534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962" office:value-type="float">
            <text:p>962</text:p>
          </table:table-cell>
          <table:table-cell ns41:value-type="float" table:style-name="ce52" office:value="1114" office:value-type="float">
            <text:p>1114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008" office:value-type="float">
            <text:p>1008</text:p>
          </table:table-cell>
          <table:table-cell ns41:value-type="float" table:style-name="ce52" office:value="1151" office:value-type="float">
            <text:p>115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2" office:value-type="float">
            <text:p>5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5" office:value-type="float">
            <text:p>4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111" office:value-type="float">
            <text:p>111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9" office:value-type="float">
            <text:p>49</text:p>
          </table:table-cell>
          <table:table-cell table:style-name="ce52" table:number-columns-repeated="4"/>
          <table:table-cell ns41:value-type="float" table:style-name="ce52" office:value="71" office:value-type="float">
            <text:p>71</text:p>
          </table:table-cell>
          <table:table-cell ns41:value-type="float" table:style-name="ce52" office:value="111" office:value-type="float">
            <text:p>111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6"/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113" office:value-type="float">
            <text:p>113</text:p>
          </table:table-cell>
          <table:table-cell ns41:value-type="float" office:value="9" table:style-name="ce52" table:number-columns-repeated="2" office:value-type="float">
            <text:p>9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50" office:value-type="float">
            <text:p>550</text:p>
          </table:table-cell>
          <table:table-cell table:style-name="ce52" table:number-columns-repeated="4"/>
          <table:table-cell ns41:value-type="float" table:style-name="ce52" office:value="1285" office:value-type="float">
            <text:p>1285</text:p>
          </table:table-cell>
          <table:table-cell ns41:value-type="float" table:style-name="ce52" office:value="1314" office:value-type="float">
            <text:p>1314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327" office:value-type="float">
            <text:p>1327</text:p>
          </table:table-cell>
          <table:table-cell ns41:value-type="float" table:style-name="ce52" office:value="1340" office:value-type="float">
            <text:p>1340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2" office:value-type="float">
            <text:p>122</text:p>
          </table:table-cell>
          <table:table-cell table:style-name="ce52" table:number-columns-repeated="4"/>
          <table:table-cell ns41:value-type="float" table:style-name="ce52" office:value="204" office:value-type="float">
            <text:p>204</text:p>
          </table:table-cell>
          <table:table-cell ns41:value-type="float" table:style-name="ce52" office:value="210" office:value-type="float">
            <text:p>2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14" office:value-type="float">
            <text:p>21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 table:number-columns-repeated="2"/>
          <table:table-cell ns41:value-type="string" table:style-name="ce34" office:value-type="string">
            <text:p>Kazernen en militaire wonin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350" office:value-type="float">
            <text:p>350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35" office:value-type="float">
            <text:p>235</text:p>
          </table:table-cell>
          <table:table-cell table:style-name="ce52" table:number-columns-repeated="4"/>
          <table:table-cell ns41:value-type="float" table:style-name="ce52" office:value="509" office:value-type="float">
            <text:p>509</text:p>
          </table:table-cell>
          <table:table-cell ns41:value-type="float" table:style-name="ce52" office:value="525" office:value-type="float">
            <text:p>52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19" office:value-type="float">
            <text:p>519</text:p>
          </table:table-cell>
          <table:table-cell ns41:value-type="float" table:style-name="ce52" office:value="537" office:value-type="float">
            <text:p>537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keeten</text:p>
          </table:table-cell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10"/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79" office:value-type="float">
            <text:p>2479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752" office:value-type="float">
            <text:p>4752</text:p>
          </table:table-cell>
          <table:table-cell ns41:value-type="float" table:style-name="ce52" office:value="5548" office:value-type="float">
            <text:p>554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64" office:value-type="float">
            <text:p>164</text:p>
          </table:table-cell>
          <table:table-cell ns41:value-type="float" table:style-name="ce52" office:value="4950" office:value-type="float">
            <text:p>4950</text:p>
          </table:table-cell>
          <table:table-cell ns41:value-type="float" table:style-name="ce52" office:value="5712" office:value-type="float">
            <text:p>5712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14" office:value-type="float">
            <text:p>91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2362" office:value-type="float">
            <text:p>2362</text:p>
          </table:table-cell>
          <table:table-cell ns41:value-type="float" table:style-name="ce52" office:value="2134" office:value-type="float">
            <text:p>2134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530" office:value-type="float">
            <text:p>2530</text:p>
          </table:table-cell>
          <table:table-cell ns41:value-type="float" table:style-name="ce52" office:value="2181" office:value-type="float">
            <text:p>218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93" office:value-type="float">
            <text:p>3393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114" office:value-type="float">
            <text:p>7114</text:p>
          </table:table-cell>
          <table:table-cell ns41:value-type="float" table:style-name="ce52" office:value="7682" office:value-type="float">
            <text:p>7682</text:p>
          </table:table-cell>
          <table:table-cell ns41:value-type="float" table:style-name="ce52" office:value="366" office:value-type="float">
            <text:p>366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7480" office:value-type="float">
            <text:p>7480</text:p>
          </table:table-cell>
          <table:table-cell ns41:value-type="float" table:style-name="ce52" office:value="7893" office:value-type="float">
            <text:p>7893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93" office:value-type="float">
            <text:p>3393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114" office:value-type="float">
            <text:p>7114</text:p>
          </table:table-cell>
          <table:table-cell ns41:value-type="float" table:style-name="ce52" office:value="7682" office:value-type="float">
            <text:p>7682</text:p>
          </table:table-cell>
          <table:table-cell ns41:value-type="float" table:style-name="ce52" office:value="371" office:value-type="float">
            <text:p>371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7485" office:value-type="float">
            <text:p>7485</text:p>
          </table:table-cell>
          <table:table-cell ns41:value-type="float" table:style-name="ce52" office:value="7895" office:value-type="float">
            <text:p>789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Amerong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Arm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table:style-name="ce52"/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3"/>
          <table:table-cell ns41:value-type="float" table:style-name="ce52" office:value="736" office:value-type="float">
            <text:p>736</text:p>
          </table:table-cell>
          <table:table-cell ns41:value-type="float" table:style-name="ce52" office:value="704" office:value-type="float">
            <text:p>70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52" office:value-type="float">
            <text:p>752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1:value-type="float" table:style-name="ce44" office:value="80" office:value-type="float">
            <text:p>8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18" office:value-type="float">
            <text:p>21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2" office:value-type="float">
            <text:p>222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1:value-type="float" table:style-name="ce44" office:value="67" office:value-type="float">
            <text:p>6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75" office:value-type="float">
            <text:p>17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1" office:value-type="float">
            <text:p>321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3"/>
          <table:table-cell ns41:value-type="float" table:style-name="ce52" office:value="750" office:value-type="float">
            <text:p>750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69" office:value-type="float">
            <text:p>769</text:p>
          </table:table-cell>
          <table:table-cell ns41:value-type="float" table:style-name="ce52" office:value="732" office:value-type="float">
            <text:p>73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4" office:value-type="float">
            <text:p>174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479" office:value-type="float">
            <text:p>479</text:p>
          </table:table-cell>
          <table:table-cell ns41:value-type="float" table:style-name="ce52" office:value="437" office:value-type="float">
            <text:p>43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92" office:value-type="float">
            <text:p>492</text:p>
          </table:table-cell>
          <table:table-cell ns41:value-type="float" table:style-name="ce52" office:value="441" office:value-type="float">
            <text:p>44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5" office:value-type="float">
            <text:p>495</text:p>
          </table:table-cell>
          <table:table-cell ns41:value-type="float" table:style-name="ce52" office:value="67" office:value-type="float">
            <text:p>67</text:p>
          </table:table-cell>
          <table:table-cell table:style-name="ce52" table:number-columns-repeated="3"/>
          <table:table-cell ns41:value-type="float" table:style-name="ce52" office:value="1229" office:value-type="float">
            <text:p>1229</text:p>
          </table:table-cell>
          <table:table-cell ns41:value-type="float" table:style-name="ce52" office:value="1155" office:value-type="float">
            <text:p>115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261" office:value-type="float">
            <text:p>1261</text:p>
          </table:table-cell>
          <table:table-cell ns41:value-type="float" table:style-name="ce52" office:value="1173" office:value-type="float">
            <text:p>1173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5" office:value-type="float">
            <text:p>495</text:p>
          </table:table-cell>
          <table:table-cell ns41:value-type="float" table:style-name="ce52" office:value="67" office:value-type="float">
            <text:p>67</text:p>
          </table:table-cell>
          <table:table-cell table:style-name="ce52" table:number-columns-repeated="3"/>
          <table:table-cell ns41:value-type="float" table:style-name="ce52" office:value="1229" office:value-type="float">
            <text:p>1229</text:p>
          </table:table-cell>
          <table:table-cell ns41:value-type="float" table:style-name="ce52" office:value="1155" office:value-type="float">
            <text:p>115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262" office:value-type="float">
            <text:p>1262</text:p>
          </table:table-cell>
          <table:table-cell ns41:value-type="float" table:style-name="ce52" office:value="1174" office:value-type="float">
            <text:p>1174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9" table:number-columns-spanned="1" office:value-type="string">
            <text:p>Baar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37" office:value-type="float">
            <text:p>237</text:p>
          </table:table-cell>
          <table:table-cell ns41:value-type="float" table:style-name="ce52" office:value="323" office:value-type="float">
            <text:p>32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334" office:value-type="float">
            <text:p>334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268" office:value-type="float">
            <text:p>26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299" office:value-type="float">
            <text:p>29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50" office:value-type="float">
            <text:p>150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373" office:value-type="float">
            <text:p>373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395" office:value-type="float">
            <text:p>39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1" office:value-type="float">
            <text:p>21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9" office:value-type="float">
            <text:p>2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7" office:value-type="float">
            <text:p>6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dijk</text:p>
          </table:table-cell>
          <table:table-cell ns41:value-type="string" table:style-name="ce34" office:value-type="string">
            <text:p>Het Sanatorium (Koudwaterinrichting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76" office:value-type="float">
            <text:p>76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Ter Eem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8" office:value-type="float">
            <text:p>78</text:p>
          </table:table-cell>
          <table:table-cell ns41:value-type="float" table:style-name="ce52" office:value="58" office:value-type="float">
            <text:p>5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59" office:value-type="float">
            <text:p>59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4" office:value-type="float">
            <text:p>4</text:p>
          </table:table-cell>
          <table:table-cell table:style-name="ce52" table:number-columns-repeated="6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109" office:value-type="float">
            <text:p>109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99" office:value-type="float">
            <text:p>99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1:value-type="float" table:style-name="ce44" office:value="171" office:value-type="float">
            <text:p>171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379" office:value-type="float">
            <text:p>379</text:p>
          </table:table-cell>
          <table:table-cell ns41:value-type="float" table:style-name="ce52" office:value="363" office:value-type="float">
            <text:p>36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85" office:value-type="float">
            <text:p>385</text:p>
          </table:table-cell>
          <table:table-cell ns41:value-type="float" table:style-name="ce52" office:value="371" office:value-type="float">
            <text:p>37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Meisjeskostschool "Erika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Jongenskostsch. "Eikenhors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139" office:value-type="float">
            <text:p>13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andvoort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7" office:value-type="float">
            <text:p>17</text:p>
          </table:table-cell>
          <table:table-cell table:style-name="ce52"/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7" office:value-type="float">
            <text:p>187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3"/>
          <table:table-cell ns41:value-type="float" table:style-name="ce52" office:value="409" office:value-type="float">
            <text:p>409</text:p>
          </table:table-cell>
          <table:table-cell ns41:value-type="float" table:style-name="ce52" office:value="424" office:value-type="float">
            <text:p>4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422" office:value-type="float">
            <text:p>422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40" office:value-type="float">
            <text:p>40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63" office:value-type="float">
            <text:p>163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91" office:value-type="float">
            <text:p>91</text:p>
          </table:table-cell>
          <table:table-cell ns41:value-type="float" table:style-name="ce52" office:value="76" office:value-type="float">
            <text:p>7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0" office:value-type="float">
            <text:p>430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3"/>
          <table:table-cell ns41:value-type="float" table:style-name="ce52" office:value="814" office:value-type="float">
            <text:p>814</text:p>
          </table:table-cell>
          <table:table-cell ns41:value-type="float" table:style-name="ce52" office:value="1100" office:value-type="float">
            <text:p>1100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872" office:value-type="float">
            <text:p>872</text:p>
          </table:table-cell>
          <table:table-cell ns41:value-type="float" table:style-name="ce52" office:value="1185" office:value-type="float">
            <text:p>1185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68" office:value-type="float">
            <text:p>668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461" office:value-type="float">
            <text:p>1461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547" office:value-type="float">
            <text:p>1547</text:p>
          </table:table-cell>
          <table:table-cell ns41:value-type="float" table:style-name="ce52" office:value="1555" office:value-type="float">
            <text:p>15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98" office:value-type="float">
            <text:p>1098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83" office:value-type="float">
            <text:p>2283</text:p>
          </table:table-cell>
          <table:table-cell ns41:value-type="float" table:style-name="ce52" office:value="2561" office:value-type="float">
            <text:p>2561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2419" office:value-type="float">
            <text:p>2419</text:p>
          </table:table-cell>
          <table:table-cell ns41:value-type="float" table:style-name="ce52" office:value="2740" office:value-type="float">
            <text:p>2740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98" office:value-type="float">
            <text:p>1098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83" office:value-type="float">
            <text:p>2283</text:p>
          </table:table-cell>
          <table:table-cell ns41:value-type="float" table:style-name="ce52" office:value="2561" office:value-type="float">
            <text:p>2561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2419" office:value-type="float">
            <text:p>2419</text:p>
          </table:table-cell>
          <table:table-cell ns41:value-type="float" table:style-name="ce52" office:value="2741" office:value-type="float">
            <text:p>2741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3" table:style-name="ce9" table:number-columns-spanned="1" office:value-type="string">
            <text:p>Benschop</text:p>
          </table:table-cell>
          <table:table-cell ns41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table:style-name="ce52" table:number-columns-repeated="2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8" office:value-type="float">
            <text:p>348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843" office:value-type="float">
            <text:p>843</text:p>
          </table:table-cell>
          <table:table-cell ns41:value-type="float" table:style-name="ce52" office:value="827" office:value-type="float">
            <text:p>82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57" office:value-type="float">
            <text:p>857</text:p>
          </table:table-cell>
          <table:table-cell ns41:value-type="float" table:style-name="ce52" office:value="838" office:value-type="float">
            <text:p>8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2" office:value-type="float">
            <text:p>372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892" office:value-type="float">
            <text:p>892</text:p>
          </table:table-cell>
          <table:table-cell ns41:value-type="float" table:style-name="ce52" office:value="882" office:value-type="float">
            <text:p>88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06" office:value-type="float">
            <text:p>906</text:p>
          </table:table-cell>
          <table:table-cell ns41:value-type="float" table:style-name="ce52" office:value="893" office:value-type="float">
            <text:p>89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Bildt (De)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8" office:value-type="float">
            <text:p>7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89" office:value-type="float">
            <text:p>28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91" office:value-type="float">
            <text:p>491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502" office:value-type="float">
            <text:p>502</text:p>
          </table:table-cell>
          <table:table-cell ns41:value-type="float" table:style-name="ce52" office:value="515" office:value-type="float">
            <text:p>51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Gesticht voor Zenuwlijders, genaamd Jachtlus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02" office:value-type="float">
            <text:p>402</text:p>
          </table:table-cell>
          <table:table-cell ns41:value-type="float" table:style-name="ce52" office:value="343" office:value-type="float">
            <text:p>343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423" office:value-type="float">
            <text:p>423</text:p>
          </table:table-cell>
          <table:table-cell ns41:value-type="float" table:style-name="ce52" office:value="358" office:value-type="float">
            <text:p>35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67" office:value-type="float">
            <text:p>36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649" office:value-type="float">
            <text:p>649</text:p>
          </table:table-cell>
          <table:table-cell ns41:value-type="float" table:style-name="ce52" office:value="660" office:value-type="float">
            <text:p>660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670" office:value-type="float">
            <text:p>670</text:p>
          </table:table-cell>
          <table:table-cell ns41:value-type="float" table:style-name="ce52" office:value="689" office:value-type="float">
            <text:p>689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3" office:value-type="float">
            <text:p>203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89" office:value-type="float">
            <text:p>689</text:p>
          </table:table-cell>
          <table:table-cell ns41:value-type="float" table:style-name="ce52" office:value="583" office:value-type="float">
            <text:p>58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717" office:value-type="float">
            <text:p>717</text:p>
          </table:table-cell>
          <table:table-cell ns41:value-type="float" table:style-name="ce52" office:value="602" office:value-type="float">
            <text:p>60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70" office:value-type="float">
            <text:p>57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338" office:value-type="float">
            <text:p>1338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387" office:value-type="float">
            <text:p>1387</text:p>
          </table:table-cell>
          <table:table-cell ns41:value-type="float" table:style-name="ce52" office:value="1291" office:value-type="float">
            <text:p>1291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Breukelen-Nijenrode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16" office:value-type="float">
            <text:p>3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9" office:value-type="float">
            <text:p>589</text:p>
          </table:table-cell>
          <table:table-cell ns41:value-type="float" table:style-name="ce52" office:value="695" office:value-type="float">
            <text:p>69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709" office:value-type="float">
            <text:p>709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12" office:value-type="float">
            <text:p>12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5" office:value-type="float">
            <text:p>185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414" office:value-type="float">
            <text:p>414</text:p>
          </table:table-cell>
          <table:table-cell ns41:value-type="float" table:style-name="ce52" office:value="404" office:value-type="float">
            <text:p>40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431" office:value-type="float">
            <text:p>431</text:p>
          </table:table-cell>
          <table:table-cell ns41:value-type="float" table:style-name="ce52" office:value="420" office:value-type="float">
            <text:p>420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6" office:value-type="float">
            <text:p>3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91" office:value-type="float">
            <text:p>591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602" office:value-type="float">
            <text:p>602</text:p>
          </table:table-cell>
          <table:table-cell ns41:value-type="float" table:style-name="ce52" office:value="712" office:value-type="float">
            <text:p>71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4" office:value-type="float">
            <text:p>20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505" office:value-type="float">
            <text:p>505</text:p>
          </table:table-cell>
          <table:table-cell ns41:value-type="float" table:style-name="ce52" office:value="448" office:value-type="float">
            <text:p>448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530" office:value-type="float">
            <text:p>530</text:p>
          </table:table-cell>
          <table:table-cell ns41:value-type="float" table:style-name="ce52" office:value="478" office:value-type="float">
            <text:p>47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20" office:value-type="float">
            <text:p>520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46" office:value-type="float">
            <text:p>1146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132" office:value-type="float">
            <text:p>1132</text:p>
          </table:table-cell>
          <table:table-cell ns41:value-type="float" table:style-name="ce52" office:value="1190" office:value-type="float">
            <text:p>1190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20" office:value-type="float">
            <text:p>520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46" office:value-type="float">
            <text:p>1146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133" office:value-type="float">
            <text:p>1133</text:p>
          </table:table-cell>
          <table:table-cell ns41:value-type="float" table:style-name="ce52" office:value="1190" office:value-type="float">
            <text:p>1190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1:value-type="string" table:number-rows-spanned="6" table:style-name="ce9" table:number-columns-spanned="1" office:value-type="string">
            <text:p>Breukelen-St. Pieter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10" office:value-type="float">
            <text:p>210</text:p>
          </table:table-cell>
          <table:table-cell ns41:value-type="float" table:style-name="ce52" office:value="205" office:value-type="float">
            <text:p>205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1" office:value-type="float">
            <text:p>3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241" office:value-type="float">
            <text:p>241</text:p>
          </table:table-cell>
          <table:table-cell ns41:value-type="float" table:style-name="ce52" office:value="230" office:value-type="float">
            <text:p>23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8" office:value-type="float">
            <text:p>198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444" office:value-type="float">
            <text:p>444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403" office:value-type="float">
            <text:p>40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Bunni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1:value-type="float" table:style-name="ce44" office:value="108" office:value-type="float">
            <text:p>10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96" office:value-type="float">
            <text:p>196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1:value-type="float" table:style-name="ce44" office:value="30" office:value-type="float">
            <text:p>30</text:p>
          </table:table-cell>
          <table:table-cell table:style-name="ce52" table:number-columns-repeated="4"/>
          <table:table-cell ns41:value-type="float" table:style-name="ce52" office:value="62" office:value-type="float">
            <text:p>62</text:p>
          </table:table-cell>
          <table:table-cell ns41:value-type="float" table:style-name="ce52" office:value="59" office:value-type="float">
            <text:p>59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office:value="62" table:style-name="ce52" table:number-columns-repeated="2" office:value-type="float">
            <text:p>6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7" office:value-type="float">
            <text:p>157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59" office:value-type="float">
            <text:p>15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3" office:value-type="float">
            <text:p>43</text:p>
          </table:table-cell>
          <table:table-cell table:style-name="ce52" table:number-columns-repeated="4"/>
          <table:table-cell ns41:value-type="float" table:style-name="ce52" office:value="121" office:value-type="float">
            <text:p>121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58" office:value-type="float">
            <text:p>258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65" office:value-type="float">
            <text:p>265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78" office:value-type="float">
            <text:p>278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97" office:value-type="float">
            <text:p>297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0" office:value-type="float">
            <text:p>25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536" office:value-type="float">
            <text:p>536</text:p>
          </table:table-cell>
          <table:table-cell ns41:value-type="float" table:style-name="ce52" office:value="513" office:value-type="float">
            <text:p>513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562" office:value-type="float">
            <text:p>562</text:p>
          </table:table-cell>
          <table:table-cell ns41:value-type="float" table:style-name="ce52" office:value="536" office:value-type="float">
            <text:p>536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Bunschot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1:value-type="float" table:style-name="ce44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52" office:value="200" office:value-type="float">
            <text:p>200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1:value-type="float" table:style-name="ce44" office:value="270" office:value-type="float">
            <text:p>27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07" office:value-type="float">
            <text:p>807</text:p>
          </table:table-cell>
          <table:table-cell ns41:value-type="float" table:style-name="ce52" office:value="776" office:value-type="float">
            <text:p>77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13" office:value-type="float">
            <text:p>813</text:p>
          </table:table-cell>
          <table:table-cell ns41:value-type="float" table:style-name="ce52" office:value="778" office:value-type="float">
            <text:p>77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1:value-type="float" table:style-name="ce44" office:value="23" office:value-type="float">
            <text:p>23</text:p>
          </table:table-cell>
          <table:table-cell table:style-name="ce52" table:number-columns-repeated="4"/>
          <table:table-cell ns41:value-type="float" table:style-name="ce52" office:value="59" office:value-type="float">
            <text:p>59</text:p>
          </table:table-cell>
          <table:table-cell ns41:value-type="float" table:style-name="ce52" office:value="57" office:value-type="float">
            <text:p>57</text:p>
          </table:table-cell>
          <table:table-cell table:style-name="ce52" table:number-columns-repeated="2"/>
          <table:table-cell ns41:value-type="float" table:style-name="ce52" office:value="59" office:value-type="float">
            <text:p>59</text:p>
          </table:table-cell>
          <table:table-cell ns41:value-type="float" table:style-name="ce52" office:value="57" office:value-type="float">
            <text:p>5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ijkhuizen ook wel genaamd Eemdijk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1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4" office:value-type="float">
            <text:p>34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007" office:value-type="float">
            <text:p>1007</text:p>
          </table:table-cell>
          <table:table-cell ns41:value-type="float" table:style-name="ce52" office:value="973" office:value-type="float">
            <text:p>9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19" office:value-type="float">
            <text:p>1019</text:p>
          </table:table-cell>
          <table:table-cell ns41:value-type="float" table:style-name="ce52" office:value="976" office:value-type="float">
            <text:p>97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7" office:value-type="float">
            <text:p>6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80" office:value-type="float">
            <text:p>180</text:p>
          </table:table-cell>
          <table:table-cell ns41:value-type="float" table:style-name="ce52" office:value="174" office:value-type="float">
            <text:p>174</text:p>
          </table:table-cell>
          <table:table-cell table:style-name="ce52" table:number-columns-repeated="2"/>
          <table:table-cell ns41:value-type="float" table:style-name="ce52" office:value="180" office:value-type="float">
            <text:p>180</text:p>
          </table:table-cell>
          <table:table-cell ns41:value-type="float" table:style-name="ce52" office:value="174" office:value-type="float">
            <text:p>1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11" office:value-type="float">
            <text:p>4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187" office:value-type="float">
            <text:p>1187</text:p>
          </table:table-cell>
          <table:table-cell ns41:value-type="float" table:style-name="ce52" office:value="1147" office:value-type="float">
            <text:p>114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99" office:value-type="float">
            <text:p>1199</text:p>
          </table:table-cell>
          <table:table-cell ns41:value-type="float" table:style-name="ce52" office:value="1150" office:value-type="float">
            <text:p>115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3" table:style-name="ce9" table:number-columns-spanned="1" office:value-type="string">
            <text:p>Cothen</text:p>
          </table:table-cell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7" office:value-type="float">
            <text:p>7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74" office:value-type="float">
            <text:p>174</text:p>
          </table:table-cell>
          <table:table-cell ns41:value-type="float" table:style-name="ce52" office:value="149" office:value-type="float">
            <text:p>14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52" office:value-type="float">
            <text:p>152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63" office:value-type="float">
            <text:p>16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412" office:value-type="float">
            <text:p>412</text:p>
          </table:table-cell>
          <table:table-cell ns41:value-type="float" table:style-name="ce52" office:value="347" office:value-type="float">
            <text:p>3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21" office:value-type="float">
            <text:p>421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9" table:number-columns-spanned="1" office:value-type="string">
            <text:p>Door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246" office:value-type="float">
            <text:p>24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1" office:value-type="float">
            <text:p>58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568" office:value-type="float">
            <text:p>56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1:value-type="float" table:style-name="ce44" office:value="41" office:value-type="float">
            <text:p>4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27" office:value-type="float">
            <text:p>127</text:p>
          </table:table-cell>
          <table:table-cell ns41:value-type="float" table:style-name="ce52" office:value="108" office:value-type="float">
            <text:p>10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09" office:value-type="float">
            <text:p>10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1:value-type="float" table:style-name="ce44" office:value="83" office:value-type="float">
            <text:p>8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5" office:value-type="float">
            <text:p>225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6" office:value-type="float">
            <text:p>24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1" office:value-type="float">
            <text:p>58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568" office:value-type="float">
            <text:p>56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4" office:value-type="float">
            <text:p>12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52" office:value-type="float">
            <text:p>352</text:p>
          </table:table-cell>
          <table:table-cell ns41:value-type="float" table:style-name="ce52" office:value="315" office:value-type="float">
            <text:p>3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29" office:value-type="float">
            <text:p>32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0" office:value-type="float">
            <text:p>37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33" office:value-type="float">
            <text:p>933</text:p>
          </table:table-cell>
          <table:table-cell ns41:value-type="float" table:style-name="ce52" office:value="860" office:value-type="float">
            <text:p>860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960" office:value-type="float">
            <text:p>960</text:p>
          </table:table-cell>
          <table:table-cell ns41:value-type="float" table:style-name="ce52" office:value="897" office:value-type="float">
            <text:p>89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Drieberg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Seminarium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63" office:value-type="float">
            <text:p>6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table:style-name="ce52"/>
          <table:table-cell ns41:value-type="float" table:style-name="ce52" office:value="26" office:value-type="float">
            <text:p>26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29" office:value-type="float">
            <text:p>229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486" office:value-type="float">
            <text:p>486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504" office:value-type="float">
            <text:p>504</text:p>
          </table:table-cell>
          <table:table-cell ns41:value-type="float" table:style-name="ce52" office:value="552" office:value-type="float">
            <text:p>55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9" office:value-type="float">
            <text:p>8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09" office:value-type="float">
            <text:p>109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49" office:value-type="float">
            <text:p>249</text:p>
          </table:table-cell>
          <table:table-cell ns41:value-type="float" table:style-name="ce52" office:value="282" office:value-type="float">
            <text:p>28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57" office:value-type="float">
            <text:p>257</text:p>
          </table:table-cell>
          <table:table-cell ns41:value-type="float" table:style-name="ce52" office:value="292" office:value-type="float">
            <text:p>29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R. 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34" office:value-type="float">
            <text:p>34</text:p>
          </table:table-cell>
          <table:table-cell table:style-name="ce52" table:number-columns-repeated="3"/>
          <table:table-cell ns41:value-type="float" table:style-name="ce52" office:value="34" office:value-type="float">
            <text:p>34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1:value-type="float" table:style-name="ce44" office:value="60" office:value-type="float">
            <text:p>6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94" office:value-type="float">
            <text:p>19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1" office:value-type="float">
            <text:p>231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534" office:value-type="float">
            <text:p>534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567" office:value-type="float">
            <text:p>567</text:p>
          </table:table-cell>
          <table:table-cell ns41:value-type="float" table:style-name="ce52" office:value="582" office:value-type="float">
            <text:p>58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9" office:value-type="float">
            <text:p>25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630" office:value-type="float">
            <text:p>630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653" office:value-type="float">
            <text:p>653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0" office:value-type="float">
            <text:p>490</text:p>
          </table:table-cell>
          <table:table-cell ns41:value-type="float" table:style-name="ce52" office:value="30" office:value-type="float">
            <text:p>30</text:p>
          </table:table-cell>
          <table:table-cell table:style-name="ce52" table:number-columns-repeated="3"/>
          <table:table-cell ns41:value-type="float" table:style-name="ce52" office:value="1164" office:value-type="float">
            <text:p>1164</text:p>
          </table:table-cell>
          <table:table-cell ns41:value-type="float" table:style-name="ce52" office:value="1200" office:value-type="float">
            <text:p>1200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1220" office:value-type="float">
            <text:p>1220</text:p>
          </table:table-cell>
          <table:table-cell ns41:value-type="float" table:style-name="ce52" office:value="1280" office:value-type="float">
            <text:p>1280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ce9" table:number-columns-spanned="1" office:value-type="string">
            <text:p>Eemne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7" office:value-type="float">
            <text:p>107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1:value-type="float" table:style-name="ce44" office:value="84" office:value-type="float">
            <text:p>8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6" office:value-type="float">
            <text:p>196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Klooster der Franciskaness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70" office:value-type="float">
            <text:p>17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366" office:value-type="float">
            <text:p>366</text:p>
          </table:table-cell>
          <table:table-cell ns41:value-type="float" table:style-name="ce52" office:value="320" office:value-type="float">
            <text:p>320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369" office:value-type="float">
            <text:p>369</text:p>
          </table:table-cell>
          <table:table-cell ns41:value-type="float" table:style-name="ce52" office:value="320" office:value-type="float">
            <text:p>3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7" office:value-type="float">
            <text:p>107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55" office:value-type="float">
            <text:p>255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567" office:value-type="float">
            <text:p>567</text:p>
          </table:table-cell>
          <table:table-cell ns41:value-type="float" table:style-name="ce52" office:value="509" office:value-type="float">
            <text:p>50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578" office:value-type="float">
            <text:p>578</text:p>
          </table:table-cell>
          <table:table-cell ns41:value-type="float" table:style-name="ce52" office:value="514" office:value-type="float">
            <text:p>5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02" office:value-type="float">
            <text:p>302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674" office:value-type="float">
            <text:p>674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86" office:value-type="float">
            <text:p>686</text:p>
          </table:table-cell>
          <table:table-cell ns41:value-type="float" table:style-name="ce52" office:value="597" office:value-type="float">
            <text:p>59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Haarzuilen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table:style-name="ce52" table:number-columns-repeated="4"/>
          <table:table-cell ns41:value-type="float" table:style-name="ce52" office:value="73" office:value-type="float">
            <text:p>73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75" office:value-type="float">
            <text:p>75</text:p>
          </table:table-cell>
          <table:table-cell ns41:value-type="float" table:style-name="ce52" office:value="68" office:value-type="float">
            <text:p>68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1:value-type="float" table:style-name="ce44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6" office:value-type="float">
            <text:p>16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22" office:value-type="float">
            <text:p>22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63" office:value-type="float">
            <text:p>63</text:p>
          </table:table-cell>
          <table:table-cell ns41:value-type="float" table:style-name="ce52" office:value="59" office:value-type="float">
            <text:p>5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1" office:value-type="float">
            <text:p>101</text:p>
          </table:table-cell>
          <table:table-cell ns41:value-type="float" table:style-name="ce52" office:value="103" office:value-type="float">
            <text:p>10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91" office:value-type="float">
            <text:p>19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Harmel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56" office:value-type="float">
            <text:p>56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table:style-name="ce52" table:number-columns-repeated="4"/>
          <table:table-cell ns41:value-type="float" table:style-name="ce52" office:value="36" office:value-type="float">
            <text:p>36</text:p>
          </table:table-cell>
          <table:table-cell ns41:value-type="float" table:style-name="ce52" office:value="37" office:value-type="float">
            <text:p>3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83" office:value-type="float">
            <text:p>183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30" office:value-type="float">
            <text:p>30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30" office:value-type="float">
            <text:p>30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60" office:value-type="float">
            <text:p>60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1" office:value-type="float">
            <text:p>61</text:p>
          </table:table-cell>
          <table:table-cell ns41:value-type="float" table:style-name="ce52" office:value="66" office:value-type="float">
            <text:p>6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table:style-name="ce52" table:number-columns-repeated="4"/>
          <table:table-cell ns41:value-type="float" table:style-name="ce52" office:value="97" office:value-type="float">
            <text:p>97</text:p>
          </table:table-cell>
          <table:table-cell ns41:value-type="float" table:style-name="ce52" office:value="85" office:value-type="float">
            <text:p>85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2" office:value="119" office:value-type="float">
            <text:p>119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Gerverskop c.a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1" office:value-type="float">
            <text:p>41</text:p>
          </table:table-cell>
          <table:table-cell table:style-name="ce52" table:number-columns-repeated="4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8" office:value-type="float">
            <text:p>19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66" office:value-type="float">
            <text:p>366</text:p>
          </table:table-cell>
          <table:table-cell ns41:value-type="float" table:style-name="ce52" office:value="397" office:value-type="float">
            <text:p>39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413" office:value-type="float">
            <text:p>41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5" office:value-type="float">
            <text:p>20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538" office:value-type="float">
            <text:p>538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506" office:value-type="float">
            <text:p>50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03" office:value-type="float">
            <text:p>40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904" office:value-type="float">
            <text:p>904</text:p>
          </table:table-cell>
          <table:table-cell ns41:value-type="float" table:style-name="ce52" office:value="892" office:value-type="float">
            <text:p>892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923" office:value-type="float">
            <text:p>923</text:p>
          </table:table-cell>
          <table:table-cell ns41:value-type="float" table:style-name="ce52" office:value="919" office:value-type="float">
            <text:p>919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1" table:number-columns-spanned="1" office:value-type="string">
            <text:p>Hoenkoop<text:span text:style-name="T3"> (Geene kom)</text:span></text:p>
          </table:table-cell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9" office:value-type="float">
            <text:p>319</text:p>
          </table:table-cell>
          <table:table-cell ns41:value-type="float" table:style-name="ce72" office:value="10611" office:value-type="float">
            <text:p>1061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9" office:value-type="float">
            <text:p>319</text:p>
          </table:table-cell>
          <table:table-cell ns41:value-type="float" table:style-name="ce72" office:value="10611" office:value-type="float">
            <text:p>1061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Hoogland<text:span text:style-name="T3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83" office:value-type="float">
            <text:p>83</text:p>
          </table:table-cell>
          <table:table-cell ns41:value-type="float" table:style-name="ce52" office:value="70" office:value-type="float">
            <text:p>70</text:p>
          </table:table-cell>
          <table:table-cell table:style-name="ce52" table:number-columns-repeated="2"/>
          <table:table-cell ns41:value-type="float" table:style-name="ce52" office:value="83" office:value-type="float">
            <text:p>83</text:p>
          </table:table-cell>
          <table:table-cell ns41:value-type="float" table:style-name="ce52" office:value="70" office:value-type="float">
            <text:p>70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36" office:value-type="float">
            <text:p>336</text:p>
          </table:table-cell>
          <table:table-cell ns41:value-type="float" table:style-name="ce52" office:value="285" office:value-type="float">
            <text:p>28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39" office:value-type="float">
            <text:p>339</text:p>
          </table:table-cell>
          <table:table-cell ns41:value-type="float" table:style-name="ce52" office:value="286" office:value-type="float">
            <text:p>28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99" office:value-type="float">
            <text:p>99</text:p>
          </table:table-cell>
          <table:table-cell ns41:value-type="float" table:style-name="ce52" office:value="91" office:value-type="float">
            <text:p>91</text:p>
          </table:table-cell>
          <table:table-cell table:style-name="ce52" table:number-columns-repeated="2"/>
          <table:table-cell ns41:value-type="float" table:style-name="ce52" office:value="99" office:value-type="float">
            <text:p>99</text:p>
          </table:table-cell>
          <table:table-cell ns41:value-type="float" table:style-name="ce52" office:value="91" office:value-type="float">
            <text:p>9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Den Ham</text:p>
          </table:table-cell>
          <table:table-cell ns41:value-type="string" table:style-name="ce34" office:value-type="string">
            <text:p>Het R.C. "Leo Gestich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2" office:value-type="float">
            <text:p>232</text:p>
          </table:table-cell>
          <table:table-cell ns41:value-type="float" table:style-name="ce52" office:value="237" office:value-type="float">
            <text:p>23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39" office:value-type="float">
            <text:p>23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1:value-type="float" table:style-name="ce44" office:value="128" office:value-type="float">
            <text:p>12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18" office:value-type="float">
            <text:p>318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322" office:value-type="float">
            <text:p>322</text:p>
          </table:table-cell>
          <table:table-cell ns41:value-type="float" table:style-name="ce52" office:value="291" office:value-type="float">
            <text:p>291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uis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9" office:value-type="float">
            <text:p>39</text:p>
          </table:table-cell>
          <table:table-cell table:style-name="ce52" table:number-columns-repeated="4"/>
          <table:table-cell ns41:value-type="float" table:style-name="ce52" office:value="104" office:value-type="float">
            <text:p>104</text:p>
          </table:table-cell>
          <table:table-cell ns41:value-type="float" table:style-name="ce52" office:value="89" office:value-type="float">
            <text:p>8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05" office:value-type="float">
            <text:p>105</text:p>
          </table:table-cell>
          <table:table-cell ns41:value-type="float" table:style-name="ce52" office:value="90" office:value-type="float">
            <text:p>90</text:p>
          </table:table-cell>
          <table:table-cell table:style-name="ce52" table:number-columns-repeated="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5" office:value-type="float">
            <text:p>47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173" office:value-type="float">
            <text:p>1173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187" office:value-type="float">
            <text:p>1187</text:p>
          </table:table-cell>
          <table:table-cell ns41:value-type="float" table:style-name="ce52" office:value="1074" office:value-type="float">
            <text:p>1074</text:p>
          </table:table-cell>
          <table:table-cell ns41:value-type="float" office:value="15" table:style-name="ce52" table:number-columns-repeated="2" office:value-type="float">
            <text:p>15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Hout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68" office:value-type="float">
            <text:p>168</text:p>
          </table:table-cell>
          <table:table-cell ns41:value-type="float" table:style-name="ce52" office:value="173" office:value-type="float">
            <text:p>17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table:style-name="ce52" table:number-columns-repeated="4"/>
          <table:table-cell ns41:value-type="float" table:style-name="ce52" office:value="265" office:value-type="float">
            <text:p>265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256" office:value-type="float">
            <text:p>256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1:value-type="float" table:style-name="ce44" office:value="71" office:value-type="float">
            <text:p>7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54" office:value-type="float">
            <text:p>154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58" office:value-type="float">
            <text:p>158</text:p>
          </table:table-cell>
          <table:table-cell ns41:value-type="float" table:style-name="ce52" office:value="170" office:value-type="float">
            <text:p>17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O</text:p>
          </table:table-cell>
          <table:table-cell table:style-name="ce28"/>
          <table:table-cell ns41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56" office:value-type="float">
            <text:p>15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125" office:value-type="float">
            <text:p>12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68" office:value-type="float">
            <text:p>168</text:p>
          </table:table-cell>
          <table:table-cell ns41:value-type="float" table:style-name="ce52" office:value="173" office:value-type="float">
            <text:p>17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84" office:value-type="float">
            <text:p>284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700" office:value-type="float">
            <text:p>700</text:p>
          </table:table-cell>
          <table:table-cell ns41:value-type="float" table:style-name="ce52" office:value="694" office:value-type="float">
            <text:p>694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711" office:value-type="float">
            <text:p>711</text:p>
          </table:table-cell>
          <table:table-cell ns41:value-type="float" table:style-name="ce52" office:value="705" office:value-type="float">
            <text:p>70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6" office:value-type="float">
            <text:p>356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868" office:value-type="float">
            <text:p>868</text:p>
          </table:table-cell>
          <table:table-cell ns41:value-type="float" table:style-name="ce52" office:value="867" office:value-type="float">
            <text:p>867</text:p>
          </table:table-cell>
          <table:table-cell ns41:value-type="float" office:value="14" table:style-name="ce52" table:number-columns-repeated="2" office:value-type="float">
            <text:p>14</text:p>
          </table:table-cell>
          <table:table-cell ns41:value-type="float" table:style-name="ce52" office:value="882" office:value-type="float">
            <text:p>882</text:p>
          </table:table-cell>
          <table:table-cell ns41:value-type="float" table:style-name="ce52" office:value="881" office:value-type="float">
            <text:p>881</text:p>
          </table:table-cell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1:value-type="string" table:number-rows-spanned="14" table:style-name="ce9" table:number-columns-spanned="1" office:value-type="string">
            <text:p>IJsselstein</text:p>
          </table:table-cell>
          <table:table-cell ns41:value-type="string" table:style-name="ce20" office:value-type="string">
            <text:p>Kom</text:p>
          </table:table-cell>
          <table:table-cell table:style-name="ce28" table:number-columns-repeated="3"/>
          <table:table-cell ns41:value-type="string" table:style-name="ce34" office:value-type="string">
            <text:p>Ewouds-Gasthuis (Verpleging Oudelied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Zusters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20" office:value-type="float">
            <text:p>420</text:p>
          </table:table-cell>
          <table:table-cell ns41:value-type="float" table:style-name="ce52" office:value="47" office:value-type="float">
            <text:p>47</text:p>
          </table:table-cell>
          <table:table-cell table:style-name="ce52" table:number-columns-repeated="3"/>
          <table:table-cell ns41:value-type="float" table:style-name="ce52" office:value="874" office:value-type="float">
            <text:p>874</text:p>
          </table:table-cell>
          <table:table-cell ns41:value-type="float" table:style-name="ce52" office:value="888" office:value-type="float">
            <text:p>88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902" office:value-type="float">
            <text:p>902</text:p>
          </table:table-cell>
          <table:table-cell ns41:value-type="float" table:style-name="ce52" office:value="905" office:value-type="float">
            <text:p>90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04" office:value-type="float">
            <text:p>204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181" office:value-type="float">
            <text:p>1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3" office:value-type="float">
            <text:p>33</text:p>
          </table:table-cell>
          <table:table-cell ns41:value-type="float" table:style-name="ce52" office:value="38" office:value-type="float">
            <text:p>3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Achtersloot, Lagenbiezen. Knollenmanshoek, Zuid-IJsseldijk en Eiteren 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51" office:value-type="float">
            <text:p>15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376" office:value-type="float">
            <text:p>376</text:p>
          </table:table-cell>
          <table:table-cell ns41:value-type="float" table:style-name="ce52" office:value="336" office:value-type="float">
            <text:p>336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52" office:value="384" office:value-type="float">
            <text:p>384</text:p>
          </table:table-cell>
          <table:table-cell ns41:value-type="float" table:style-name="ce52" office:value="344" office:value-type="float">
            <text:p>3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1:value-type="float" table:style-name="ce44" office:value="89" office:value-type="float">
            <text:p>8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18" office:value-type="float">
            <text:p>218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215" office:value-type="float">
            <text:p>21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22" office:value-type="float">
            <text:p>422</text:p>
          </table:table-cell>
          <table:table-cell ns41:value-type="float" table:style-name="ce52" office:value="47" office:value-type="float">
            <text:p>47</text:p>
          </table:table-cell>
          <table:table-cell table:style-name="ce52" table:number-columns-repeated="3"/>
          <table:table-cell ns41:value-type="float" table:style-name="ce52" office:value="884" office:value-type="float">
            <text:p>884</text:p>
          </table:table-cell>
          <table:table-cell ns41:value-type="float" table:style-name="ce52" office:value="901" office:value-type="float">
            <text:p>901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912" office:value-type="float">
            <text:p>912</text:p>
          </table:table-cell>
          <table:table-cell ns41:value-type="float" table:style-name="ce52" office:value="918" office:value-type="float">
            <text:p>9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2" office:value-type="float">
            <text:p>342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32" office:value-type="float">
            <text:p>832</text:p>
          </table:table-cell>
          <table:table-cell ns41:value-type="float" table:style-name="ce52" office:value="764" office:value-type="float">
            <text:p>76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856" office:value-type="float">
            <text:p>856</text:p>
          </table:table-cell>
          <table:table-cell ns41:value-type="float" table:style-name="ce52" office:value="780" office:value-type="float">
            <text:p>78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4" office:value-type="float">
            <text:p>764</text:p>
          </table:table-cell>
          <table:table-cell ns41:value-type="float" table:style-name="ce52" office:value="73" office:value-type="float">
            <text:p>7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16" office:value-type="float">
            <text:p>1716</text:p>
          </table:table-cell>
          <table:table-cell ns41:value-type="float" table:style-name="ce52" office:value="1665" office:value-type="float">
            <text:p>1665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768" office:value-type="float">
            <text:p>1768</text:p>
          </table:table-cell>
          <table:table-cell ns41:value-type="float" table:style-name="ce52" office:value="1698" office:value-type="float">
            <text:p>169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4" office:value-type="float">
            <text:p>764</text:p>
          </table:table-cell>
          <table:table-cell ns41:value-type="float" table:style-name="ce52" office:value="73" office:value-type="float">
            <text:p>7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16" office:value-type="float">
            <text:p>1716</text:p>
          </table:table-cell>
          <table:table-cell ns41:value-type="float" table:style-name="ce52" office:value="1665" office:value-type="float">
            <text:p>1665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769" office:value-type="float">
            <text:p>1769</text:p>
          </table:table-cell>
          <table:table-cell ns41:value-type="float" table:style-name="ce52" office:value="1698" office:value-type="float">
            <text:p>169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1:value-type="string" table:number-rows-spanned="3" table:style-name="ce9" table:number-columns-spanned="1" office:value-type="string">
            <text:p>Jaarsveld</text:p>
          </table:table-cell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8" office:value-type="float">
            <text:p>78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02" office:value-type="float">
            <text:p>30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765" office:value-type="float">
            <text:p>765</text:p>
          </table:table-cell>
          <table:table-cell ns41:value-type="float" table:style-name="ce52" office:value="648" office:value-type="float">
            <text:p>6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73" office:value-type="float">
            <text:p>773</text:p>
          </table:table-cell>
          <table:table-cell ns41:value-type="float" table:style-name="ce52" office:value="658" office:value-type="float">
            <text:p>65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843" office:value-type="float">
            <text:p>843</text:p>
          </table:table-cell>
          <table:table-cell ns41:value-type="float" table:style-name="ce52" office:value="715" office:value-type="float">
            <text:p>71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53" office:value-type="float">
            <text:p>853</text:p>
          </table:table-cell>
          <table:table-cell ns41:value-type="float" table:style-name="ce52" office:value="726" office:value-type="float">
            <text:p>72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Jutphaa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100" office:value-type="float">
            <text:p>10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1:value-type="float" table:style-name="ce44" office:value="167" office:value-type="float">
            <text:p>16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01" office:value-type="float">
            <text:p>401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389" office:value-type="float">
            <text:p>389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30" office:value-type="float">
            <text:p>230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17" office:value-type="float">
            <text:p>217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Gein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1" office:value-type="float">
            <text:p>61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50" office:value-type="float">
            <text:p>5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West, Hoog- en Laag Raven 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77" office:value-type="float">
            <text:p>17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39" office:value-type="float">
            <text:p>439</text:p>
          </table:table-cell>
          <table:table-cell ns41:value-type="float" table:style-name="ce52" office:value="375" office:value-type="float">
            <text:p>37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57" office:value-type="float">
            <text:p>457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0" office:value-type="float">
            <text:p>10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9" office:value-type="float">
            <text:p>44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131" office:value-type="float">
            <text:p>1131</text:p>
          </table:table-cell>
          <table:table-cell ns41:value-type="float" table:style-name="ce52" office:value="1010" office:value-type="float">
            <text:p>1010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162" office:value-type="float">
            <text:p>1162</text:p>
          </table:table-cell>
          <table:table-cell ns41:value-type="float" table:style-name="ce52" office:value="1045" office:value-type="float">
            <text:p>10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9" office:value-type="float">
            <text:p>54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321" office:value-type="float">
            <text:p>1321</text:p>
          </table:table-cell>
          <table:table-cell ns41:value-type="float" table:style-name="ce52" office:value="1227" office:value-type="float">
            <text:p>1227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363" office:value-type="float">
            <text:p>1363</text:p>
          </table:table-cell>
          <table:table-cell ns41:value-type="float" table:style-name="ce52" office:value="1265" office:value-type="float">
            <text:p>12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9" office:value-type="float">
            <text:p>54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321" office:value-type="float">
            <text:p>1321</text:p>
          </table:table-cell>
          <table:table-cell ns41:value-type="float" table:style-name="ce52" office:value="1227" office:value-type="float">
            <text:p>1227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364" office:value-type="float">
            <text:p>1364</text:p>
          </table:table-cell>
          <table:table-cell ns41:value-type="float" table:style-name="ce52" office:value="1265" office:value-type="float">
            <text:p>12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1:value-type="string" table:number-rows-spanned="9" table:style-name="ce9" table:number-columns-spanned="1" office:value-type="string">
            <text:p>Kameri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table:style-name="ce52" table:number-columns-repeated="4"/>
          <table:table-cell ns41:value-type="float" table:style-name="ce52" office:value="42" office:value-type="float">
            <text:p>42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3" office:value-type="float">
            <text:p>4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2" office:value-type="float">
            <text:p>302</text:p>
          </table:table-cell>
          <table:table-cell ns41:value-type="float" table:style-name="ce52" office:value="304" office:value-type="float">
            <text:p>30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315" office:value-type="float">
            <text:p>315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40" office:value-type="float">
            <text:p>240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45" office:value-type="float">
            <text:p>245</text:p>
          </table:table-cell>
          <table:table-cell ns41:value-type="float" table:style-name="ce52" office:value="242" office:value-type="float">
            <text:p>2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table:style-name="ce52" table:number-columns-repeated="4"/>
          <table:table-cell ns41:value-type="float" table:style-name="ce52" office:value="70" office:value-type="float">
            <text:p>70</text:p>
          </table:table-cell>
          <table:table-cell ns41:value-type="float" table:style-name="ce52" office:value="64" office:value-type="float">
            <text:p>64</text:p>
          </table:table-cell>
          <table:table-cell table:style-name="ce52" table:number-columns-repeated="2"/>
          <table:table-cell ns41:value-type="float" table:style-name="ce52" office:value="70" office:value-type="float">
            <text:p>70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table:style-name="ce52" table:number-columns-repeated="4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9" office:value-type="float">
            <text:p>99</text:p>
          </table:table-cell>
          <table:table-cell table:style-name="ce52" table:number-columns-repeated="2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9" office:value-type="float">
            <text:p>99</text:p>
          </table:table-cell>
          <table:table-cell table:style-name="ce52" table:number-columns-repeated="2"/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74" office:value-type="float">
            <text:p>174</text:p>
          </table:table-cell>
          <table:table-cell ns41:value-type="float" table:style-name="ce52" office:value="168" office:value-type="float">
            <text:p>16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5" office:value-type="float">
            <text:p>25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13" office:value-type="float">
            <text:p>713</text:p>
          </table:table-cell>
          <table:table-cell ns41:value-type="float" table:style-name="ce52" office:value="705" office:value-type="float">
            <text:p>70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726" office:value-type="float">
            <text:p>726</text:p>
          </table:table-cell>
          <table:table-cell ns41:value-type="float" table:style-name="ce52" office:value="720" office:value-type="float">
            <text:p>7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2" office:value-type="float">
            <text:p>37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87" office:value-type="float">
            <text:p>887</text:p>
          </table:table-cell>
          <table:table-cell ns41:value-type="float" table:style-name="ce52" office:value="873" office:value-type="float">
            <text:p>87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903" office:value-type="float">
            <text:p>903</text:p>
          </table:table-cell>
          <table:table-cell ns41:value-type="float" table:style-name="ce52" office:value="891" office:value-type="float">
            <text:p>89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Kockengen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7" office:value-type="float">
            <text:p>207</text:p>
          </table:table-cell>
          <table:table-cell ns41:value-type="float" table:style-name="ce52" office:value="227" office:value-type="float">
            <text:p>22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19" office:value-type="float">
            <text:p>219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table:style-name="ce52" table:number-columns-repeated="4"/>
          <table:table-cell ns41:value-type="float" table:style-name="ce52" office:value="57" office:value-type="float">
            <text:p>57</text:p>
          </table:table-cell>
          <table:table-cell ns41:value-type="float" table:style-name="ce52" office:value="48" office:value-type="float">
            <text:p>48</text:p>
          </table:table-cell>
          <table:table-cell table:style-name="ce52" table:number-columns-repeated="2"/>
          <table:table-cell ns41:value-type="float" table:style-name="ce52" office:value="57" office:value-type="float">
            <text:p>57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5" office:value-type="float">
            <text:p>105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29" office:value-type="float">
            <text:p>22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234" office:value-type="float">
            <text:p>234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90" office:value-type="float">
            <text:p>190</text:p>
          </table:table-cell>
          <table:table-cell ns41:value-type="float" table:style-name="ce52" office:value="178" office:value-type="float">
            <text:p>17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0" office:value-type="float">
            <text:p>190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397" office:value-type="float">
            <text:p>397</text:p>
          </table:table-cell>
          <table:table-cell ns41:value-type="float" table:style-name="ce52" office:value="402" office:value-type="float">
            <text:p>40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13" office:value-type="float">
            <text:p>413</text:p>
          </table:table-cell>
          <table:table-cell ns41:value-type="float" table:style-name="ce52" office:value="412" office:value-type="float">
            <text:p>41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Laagnieuwkoop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table:style-name="Default"/>
          <table:table-cell ns41:value-type="string" table:style-name="ce28" office:value-type="string">
            <text:p>Varkensbuur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4"/>
          <table:table-cell ns41:value-type="float" table:style-name="ce52" office:value="72" office:value-type="float">
            <text:p>72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65" office:value-type="float">
            <text:p>6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9" office:value-type="float">
            <text:p>29</text:p>
          </table:table-cell>
          <table:table-cell ns41:value-type="float" table:style-name="ce52" office:value="31" office:value-type="float">
            <text:p>3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2"/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19" office:value-type="float">
            <text:p>19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9" office:value-type="float">
            <text:p>2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49" office:value-type="float">
            <text:p>49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8" office:value-type="float">
            <text:p>28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28" office:value-type="float">
            <text:p>28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4" office:value-type="float">
            <text:p>74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5" office:value-type="float">
            <text:p>75</text:p>
          </table:table-cell>
          <table:table-cell ns41:value-type="float" table:style-name="ce52" office:value="66" office:value-type="float">
            <text:p>6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39" office:value-type="float">
            <text:p>139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147" office:value-type="float">
            <text:p>14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13" office:value-type="float">
            <text:p>213</text:p>
          </table:table-cell>
          <table:table-cell ns41:value-type="float" table:style-name="ce52" office:value="205" office:value-type="float">
            <text:p>20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1:value-type="string" table:number-rows-spanned="5" table:style-name="ce9" table:number-columns-spanned="1" office:value-type="string">
            <text:p>Langbroek<text:span text:style-name="T3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1:value-type="float" table:style-name="ce44" office:value="208" office:value-type="float">
            <text:p>208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90" office:value-type="float">
            <text:p>490</text:p>
          </table:table-cell>
          <table:table-cell ns41:value-type="float" table:style-name="ce52" office:value="450" office:value-type="float">
            <text:p>45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504" office:value-type="float">
            <text:p>504</text:p>
          </table:table-cell>
          <table:table-cell ns41:value-type="float" table:style-name="ce52" office:value="469" office:value-type="float">
            <text:p>46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2" office:value-type="float">
            <text:p>25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14" office:value-type="float">
            <text:p>614</text:p>
          </table:table-cell>
          <table:table-cell ns41:value-type="float" table:style-name="ce52" office:value="565" office:value-type="float">
            <text:p>56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629" office:value-type="float">
            <text:p>629</text:p>
          </table:table-cell>
          <table:table-cell ns41:value-type="float" table:style-name="ce52" office:value="586" office:value-type="float">
            <text:p>58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2" office:value-type="float">
            <text:p>25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14" office:value-type="float">
            <text:p>614</text:p>
          </table:table-cell>
          <table:table-cell ns41:value-type="float" table:style-name="ce52" office:value="565" office:value-type="float">
            <text:p>565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630" office:value-type="float">
            <text:p>630</text:p>
          </table:table-cell>
          <table:table-cell ns41:value-type="float" table:style-name="ce52" office:value="586" office:value-type="float">
            <text:p>58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Leersum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6" office:value-type="float">
            <text:p>116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97" office:value-type="float">
            <text:p>297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1" office:value-type="float">
            <text:p>301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157" office:value-type="float">
            <text:p>15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93" office:value-type="float">
            <text:p>93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94" office:value-type="float">
            <text:p>94</text:p>
          </table:table-cell>
          <table:table-cell ns41:value-type="float" table:style-name="ce52" office:value="97" office:value-type="float">
            <text:p>9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10" office:value-type="float">
            <text:p>21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580" office:value-type="float">
            <text:p>580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87" office:value-type="float">
            <text:p>587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6" office:value-type="float">
            <text:p>266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95" office:value-type="float">
            <text:p>695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641" office:value-type="float">
            <text:p>64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6" office:value-type="float">
            <text:p>266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95" office:value-type="float">
            <text:p>695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642" office:value-type="float">
            <text:p>642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2" office:value-type="float">
            <text:p>102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03" office:value-type="float">
            <text:p>103</text:p>
          </table:table-cell>
          <table:table-cell ns41:value-type="float" table:style-name="ce52" office:value="95" office:value-type="float">
            <text:p>9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86" office:value-type="float">
            <text:p>86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7" office:value-type="float">
            <text:p>87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1:value-type="float" table:style-name="ce44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89" office:value-type="float">
            <text:p>189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91" office:value-type="float">
            <text:p>191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16" office:value-type="float">
            <text:p>216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90" office:value-type="float">
            <text:p>19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F</text:p>
          </table:table-cell>
          <table:table-cell table:style-name="ce28"/>
          <table:table-cell ns41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7" office:value-type="float">
            <text:p>157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59" office:value-type="float">
            <text:p>159</text:p>
          </table:table-cell>
          <table:table-cell ns41:value-type="float" table:style-name="ce52" office:value="158" office:value-type="float">
            <text:p>158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50" office:value-type="float">
            <text:p>150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51" office:value-type="float">
            <text:p>151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H</text:p>
          </table:table-cell>
          <table:table-cell table:style-name="ce28"/>
          <table:table-cell ns41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42" office:value-type="float">
            <text:p>42</text:p>
          </table:table-cell>
          <table:table-cell ns41:value-type="float" table:style-name="ce52" office:value="35" office:value-type="float">
            <text:p>35</text:p>
          </table:table-cell>
          <table:table-cell table:style-name="ce52" table:number-columns-repeated="2"/>
          <table:table-cell ns41:value-type="float" table:style-name="ce52" office:value="42" office:value-type="float">
            <text:p>42</text:p>
          </table:table-cell>
          <table:table-cell ns41:value-type="float" table:style-name="ce52" office:value="35" office:value-type="float">
            <text:p>3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3" office:value-type="float">
            <text:p>34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952" office:value-type="float">
            <text:p>952</text:p>
          </table:table-cell>
          <table:table-cell ns41:value-type="float" table:style-name="ce52" office:value="823" office:value-type="float">
            <text:p>82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963" office:value-type="float">
            <text:p>963</text:p>
          </table:table-cell>
          <table:table-cell ns41:value-type="float" table:style-name="ce52" office:value="844" office:value-type="float">
            <text:p>844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Linschot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64" office:value-type="float">
            <text:p>64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5" office:value-type="float">
            <text:p>65</text:p>
          </table:table-cell>
          <table:table-cell ns41:value-type="float" table:style-name="ce52" office:value="56" office:value-type="float">
            <text:p>5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table:style-name="ce52" table:number-columns-repeated="4"/>
          <table:table-cell ns41:value-type="float" table:style-name="ce52" office:value="106" office:value-type="float">
            <text:p>106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2" office:value-type="float">
            <text:p>8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91" office:value-type="float">
            <text:p>9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table:style-name="ce52" table:number-columns-repeated="4"/>
          <table:table-cell ns41:value-type="float" table:style-name="ce52" office:value="92" office:value-type="float">
            <text:p>92</text:p>
          </table:table-cell>
          <table:table-cell ns41:value-type="float" table:style-name="ce52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1:value-type="float" table:style-name="ce44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0" office:value-type="float">
            <text:p>50</text:p>
          </table:table-cell>
          <table:table-cell ns41:value-type="float" table:style-name="ce52" office:value="53" office:value-type="float">
            <text:p>53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54" office:value-type="float">
            <text:p>54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1:value-type="float" table:style-name="ce44" office:value="36" office:value-type="float">
            <text:p>3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4" office:value-type="float">
            <text:p>104</text:p>
          </table:table-cell>
          <table:table-cell ns41:value-type="float" table:style-name="ce52" office:value="110" office:value-type="float">
            <text:p>1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11" office:value-type="float">
            <text:p>11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1:value-type="float" table:style-name="ce44" office:value="46" office:value-type="float">
            <text:p>4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0" office:value-type="float">
            <text:p>100</text:p>
          </table:table-cell>
          <table:table-cell table:style-name="ce52" table:number-columns-repeated="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0" office:value-type="float">
            <text:p>100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4" office:value-type="float">
            <text:p>74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5" office:value-type="float">
            <text:p>75</text:p>
          </table:table-cell>
          <table:table-cell ns41:value-type="float" table:style-name="ce52" office:value="77" office:value-type="float">
            <text:p>7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3" office:value-type="float">
            <text:p>183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98" office:value-type="float">
            <text:p>198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1" office:value-type="float">
            <text:p>20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95" office:value-type="float">
            <text:p>495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534" office:value-type="float">
            <text:p>534</text:p>
          </table:table-cell>
          <table:table-cell ns41:value-type="float" table:style-name="ce52" office:value="508" office:value-type="float">
            <text:p>50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05" office:value-type="float">
            <text:p>305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704" office:value-type="float">
            <text:p>704</text:p>
          </table:table-cell>
          <table:table-cell ns41:value-type="float" table:style-name="ce52" office:value="692" office:value-type="float">
            <text:p>69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22" office:value-type="float">
            <text:p>722</text:p>
          </table:table-cell>
          <table:table-cell ns41:value-type="float" table:style-name="ce52" office:value="706" office:value-type="float">
            <text:p>70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Loen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Arsenaal</text:p>
          </table:table-cell>
          <table:table-cell ns41:value-type="string" table:style-name="ce34" office:value-type="string">
            <text:p>Puppillen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7" office:value-type="float">
            <text:p>1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7" office:value-type="float">
            <text:p>1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orp</text:p>
          </table:table-cell>
          <table:table-cell ns41:value-type="string" table:style-name="ce34" office:value-type="string">
            <text:p>Loenen</text:p>
          </table:table-cell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5" office:value-type="float">
            <text:p>8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6" office:value-type="float">
            <text:p>236</text:p>
          </table:table-cell>
          <table:table-cell ns41:value-type="float" table:style-name="ce52" office:value="265" office:value-type="float">
            <text:p>265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276" office:value-type="float">
            <text:p>27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95" office:value-type="float">
            <text:p>95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olderkee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" office:value-type="float">
            <text:p>7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25" table:style-name="ce52" table:number-columns-repeated="2" office:value-type="float">
            <text:p>2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lootdijk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4" office:value-type="float">
            <text:p>24</text:p>
          </table:table-cell>
          <table:table-cell table:style-name="ce52" table:number-columns-repeated="4"/>
          <table:table-cell ns41:value-type="float" table:style-name="ce52" office:value="62" office:value-type="float">
            <text:p>62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5" office:value-type="float">
            <text:p>75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3" office:value-type="float">
            <text:p>3</text:p>
          </table:table-cell>
          <table:table-cell table:style-name="ce52" table:number-columns-repeated="6"/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20" office:value-type="float">
            <text:p>22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17" office:value-type="float">
            <text:p>417</text:p>
          </table:table-cell>
          <table:table-cell ns41:value-type="float" table:style-name="ce52" office:value="463" office:value-type="float">
            <text:p>463</text:p>
          </table:table-cell>
          <table:table-cell ns41:value-type="float" office:value="25" table:style-name="ce52" table:number-columns-repeated="2" office:value-type="float">
            <text:p>2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88" office:value-type="float">
            <text:p>48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" office:value-type="float">
            <text:p>76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182" office:value-type="float">
            <text:p>182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229" office:value-type="float">
            <text:p>229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6" office:value-type="float">
            <text:p>2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99" office:value-type="float">
            <text:p>599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637" office:value-type="float">
            <text:p>637</text:p>
          </table:table-cell>
          <table:table-cell ns41:value-type="float" table:style-name="ce52" office:value="717" office:value-type="float">
            <text:p>717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6" office:value-type="float">
            <text:p>2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99" office:value-type="float">
            <text:p>599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637" office:value-type="float">
            <text:p>637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Loenersloot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46" office:value-type="float">
            <text:p>4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Loenersloo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2" office:value-type="float">
            <text:p>4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4" office:value-type="float">
            <text:p>84</text:p>
          </table:table-cell>
          <table:table-cell ns41:value-type="float" table:style-name="ce52" office:value="80" office:value-type="float">
            <text:p>80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/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58" office:value-type="float">
            <text:p>58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36" office:value-type="float">
            <text:p>3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4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12" office:value-type="float">
            <text:p>112</text:p>
          </table:table-cell>
          <table:table-cell table:style-name="ce52" table:number-columns-repeated="2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39" office:value-type="float">
            <text:p>139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table:style-name="ce52" table:number-columns-repeated="4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47" office:value-type="float">
            <text:p>14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48" office:value-type="float">
            <text:p>14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8" office:value-type="float">
            <text:p>108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02" office:value-type="float">
            <text:p>302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276" office:value-type="float">
            <text:p>276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ijnden</text:p>
          </table:table-cell>
          <table:table-cell ns41:value-type="string" table:style-name="ce34" office:value-type="string">
            <text:p>Puppillenschool</text:p>
          </table:table-cell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9" office:value-type="float">
            <text:p>29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87" office:value-type="float">
            <text:p>287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6" office:value-type="float">
            <text:p>46</text:p>
          </table:table-cell>
          <table:table-cell table:style-name="ce52" table:number-columns-repeated="4"/>
          <table:table-cell ns41:value-type="float" table:style-name="ce52" office:value="106" office:value-type="float">
            <text:p>10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8" office:value-type="float">
            <text:p>108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1:value-type="float" table:style-name="ce44" office:value="181" office:value-type="float">
            <text:p>18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423" office:value-type="float">
            <text:p>423</text:p>
          </table:table-cell>
          <table:table-cell ns41:value-type="float" table:style-name="ce52" office:value="398" office:value-type="float">
            <text:p>3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33" office:value-type="float">
            <text:p>433</text:p>
          </table:table-cell>
          <table:table-cell ns41:value-type="float" table:style-name="ce52" office:value="406" office:value-type="float">
            <text:p>40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Oud-Loosdrech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54" office:value-type="float">
            <text:p>254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50" office:value-type="float">
            <text:p>55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23" office:value-type="float">
            <text:p>523</text:p>
          </table:table-cell>
          <table:table-cell ns41:value-type="float" table:style-name="ce52" office:value="558" office:value-type="float">
            <text:p>558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1:value-type="float" table:style-name="ce52" office:value="23" office:value-type="float">
            <text:p>23</text:p>
          </table:table-cell>
          <table:table-cell table:style-name="ce52" table:number-columns-repeated="5"/>
          <table:table-cell ns41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 table:number-columns-repeated="7"/>
          <table:table-cell ns41:value-type="float" table:style-name="ce52" office:value="19" office:value-type="float">
            <text:p>1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Nieuw-Loosdrecht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52" office:value="25" office:value-type="float">
            <text:p>2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74" office:value-type="float">
            <text:p>17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358" office:value-type="float">
            <text:p>358</text:p>
          </table:table-cell>
          <table:table-cell ns41:value-type="float" table:style-name="ce52" office:value="357" office:value-type="float">
            <text:p>35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72" office:value-type="float">
            <text:p>372</text:p>
          </table:table-cell>
          <table:table-cell ns41:value-type="float" table:style-name="ce52" office:value="367" office:value-type="float">
            <text:p>36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49" office:value-type="float">
            <text:p>49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5" office:value-type="float">
            <text:p>35</text:p>
          </table:table-cell>
          <table:table-cell table:style-name="ce52" table:number-columns-repeated="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86" office:value-type="float">
            <text:p>686</text:p>
          </table:table-cell>
          <table:table-cell ns41:value-type="float" table:style-name="ce52" office:value="40" office:value-type="float">
            <text:p>40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485" office:value-type="float">
            <text:p>1485</text:p>
          </table:table-cell>
          <table:table-cell ns41:value-type="float" table:style-name="ce52" office:value="1475" office:value-type="float">
            <text:p>1475</text:p>
          </table:table-cell>
          <table:table-cell ns41:value-type="float" table:style-name="ce52" office:value="317" office:value-type="float">
            <text:p>317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1802" office:value-type="float">
            <text:p>1802</text:p>
          </table:table-cell>
          <table:table-cell ns41:value-type="float" table:style-name="ce52" office:value="1507" office:value-type="float">
            <text:p>150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Lopi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2" office:value-type="float">
            <text:p>162</text:p>
          </table:table-cell>
          <table:table-cell ns41:value-type="float" table:style-name="ce52" office:value="150" office:value-type="float">
            <text:p>150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2" office:value-type="float">
            <text:p>8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193" office:value-type="float">
            <text:p>19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196" office:value-type="float">
            <text:p>196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4" office:value-type="float">
            <text:p>204</text:p>
          </table:table-cell>
          <table:table-cell ns41:value-type="float" table:style-name="ce52" office:value="185" office:value-type="float">
            <text:p>18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07" office:value-type="float">
            <text:p>207</text:p>
          </table:table-cell>
          <table:table-cell ns41:value-type="float" table:style-name="ce52" office:value="185" office:value-type="float">
            <text:p>185</text:p>
          </table:table-cell>
          <table:table-cell table:style-name="ce52" table:number-columns-repeated="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office:value="152" table:style-name="ce52" table:number-columns-repeated="2" office:value-type="float">
            <text:p>15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3" office:value-type="float">
            <text:p>29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725" office:value-type="float">
            <text:p>725</text:p>
          </table:table-cell>
          <table:table-cell ns41:value-type="float" table:style-name="ce52" office:value="675" office:value-type="float">
            <text:p>67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736" office:value-type="float">
            <text:p>736</text:p>
          </table:table-cell>
          <table:table-cell ns41:value-type="float" table:style-name="ce52" office:value="688" office:value-type="float">
            <text:p>68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2" office:value-type="float">
            <text:p>32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806" office:value-type="float">
            <text:p>806</text:p>
          </table:table-cell>
          <table:table-cell ns41:value-type="float" table:style-name="ce52" office:value="746" office:value-type="float">
            <text:p>746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18" office:value-type="float">
            <text:p>818</text:p>
          </table:table-cell>
          <table:table-cell ns41:value-type="float" table:style-name="ce52" office:value="761" office:value-type="float">
            <text:p>7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1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1:value-type="float" table:style-name="ce44" office:value="81" office:value-type="float">
            <text:p>8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159" office:value-type="float">
            <text:p>15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94" office:value-type="float">
            <text:p>194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5" office:value-type="float">
            <text:p>13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376" office:value-type="float">
            <text:p>376</text:p>
          </table:table-cell>
          <table:table-cell ns41:value-type="float" table:style-name="ce52" office:value="321" office:value-type="float">
            <text:p>321</text:p>
          </table:table-cell>
          <table:table-cell ns41:value-type="float" office:value="14" table:style-name="ce52" table:number-columns-repeated="2" office:value-type="float">
            <text:p>14</text:p>
          </table:table-cell>
          <table:table-cell ns41:value-type="float" table:style-name="ce52" office:value="390" office:value-type="float">
            <text:p>390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1:value-type="string" table:number-rows-spanned="19" table:style-name="ce9" table:number-columns-spanned="1" office:value-type="string">
            <text:p>Maarss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Jongenskostschool "Nieuw Vechtervoor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24" office:value-type="float">
            <text:p>24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230" office:value-type="float">
            <text:p>230</text:p>
          </table:table-cell>
          <table:table-cell ns41:value-type="float" table:style-name="ce52" office:value="269" office:value-type="float">
            <text:p>26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36" office:value-type="float">
            <text:p>236</text:p>
          </table:table-cell>
          <table:table-cell ns41:value-type="float" table:style-name="ce52" office:value="279" office:value-type="float">
            <text:p>27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6" office:value-type="float">
            <text:p>46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7" office:value-type="float">
            <text:p>47</text:p>
          </table:table-cell>
          <table:table-cell ns41:value-type="float" table:style-name="ce52" office:value="40" office:value-type="float">
            <text:p>40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R.C. Liefde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97" office:value-type="float">
            <text:p>19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65" office:value-type="float">
            <text:p>365</text:p>
          </table:table-cell>
          <table:table-cell ns41:value-type="float" table:style-name="ce52" office:value="404" office:value-type="float">
            <text:p>40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422" office:value-type="float">
            <text:p>42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esticht der Vereeninging van Weesvad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table:style-name="ce52" office:value="11" office:value-type="float">
            <text:p>11</text:p>
          </table:table-cell>
          <table:table-cell ns41:value-type="float" table:style-name="ce52" office:value="5" office:value-type="float">
            <text:p>5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poorwagens dienstdoende als Keeten</text:p>
          </table:table-cell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7" office:value-type="float">
            <text:p>27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06" office:value-type="float">
            <text:p>106</text:p>
          </table:table-cell>
          <table:table-cell ns41:value-type="float" table:style-name="ce52" office:value="83" office:value-type="float">
            <text:p>83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647" office:value-type="float">
            <text:p>647</text:p>
          </table:table-cell>
          <table:table-cell ns41:value-type="float" table:style-name="ce52" office:value="734" office:value-type="float">
            <text:p>73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688" office:value-type="float">
            <text:p>688</text:p>
          </table:table-cell>
          <table:table-cell ns41:value-type="float" table:style-name="ce52" office:value="787" office:value-type="float">
            <text:p>78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3" office:value-type="float">
            <text:p>10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98" office:value-type="float">
            <text:p>298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283" office:value-type="float">
            <text:p>28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7" office:value-type="float">
            <text:p>43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45" office:value-type="float">
            <text:p>945</text:p>
          </table:table-cell>
          <table:table-cell ns41:value-type="float" table:style-name="ce52" office:value="1006" office:value-type="float">
            <text:p>1006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993" office:value-type="float">
            <text:p>993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7" office:value-type="float">
            <text:p>43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45" office:value-type="float">
            <text:p>945</text:p>
          </table:table-cell>
          <table:table-cell ns41:value-type="float" table:style-name="ce52" office:value="1006" office:value-type="float">
            <text:p>1006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996" office:value-type="float">
            <text:p>996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7" table:style-name="ce9" table:number-columns-spanned="1" office:value-type="string">
            <text:p>Maarsseve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1:value-type="float" table:style-name="ce44" office:value="90" office:value-type="float">
            <text:p>9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85" office:value-type="float">
            <text:p>185</text:p>
          </table:table-cell>
          <table:table-cell ns41:value-type="float" table:style-name="ce52" office:value="209" office:value-type="float">
            <text:p>20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217" office:value-type="float">
            <text:p>217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1:value-type="float" table:style-name="ce44" office:value="141" office:value-type="float">
            <text:p>1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05" office:value-type="float">
            <text:p>305</text:p>
          </table:table-cell>
          <table:table-cell ns41:value-type="float" table:style-name="ce52" office:value="285" office:value-type="float">
            <text:p>28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1:value-type="float" table:style-name="ce44" office:value="59" office:value-type="float">
            <text:p>59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1" office:value-type="float">
            <text:p>121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1:value-type="float" table:style-name="ce44" office:value="22" office:value-type="float">
            <text:p>22</text:p>
          </table:table-cell>
          <table:table-cell table:style-name="ce52" table:number-columns-repeated="4"/>
          <table:table-cell ns41:value-type="float" table:style-name="ce52" office:value="68" office:value-type="float">
            <text:p>68</text:p>
          </table:table-cell>
          <table:table-cell ns41:value-type="float" table:style-name="ce52" office:value="60" office:value-type="float">
            <text:p>6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1" office:value-type="float">
            <text:p>231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90" office:value-type="float">
            <text:p>490</text:p>
          </table:table-cell>
          <table:table-cell ns41:value-type="float" table:style-name="ce52" office:value="494" office:value-type="float">
            <text:p>49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09" office:value-type="float">
            <text:p>509</text:p>
          </table:table-cell>
          <table:table-cell ns41:value-type="float" table:style-name="ce52" office:value="508" office:value-type="float">
            <text:p>50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1" office:value-type="float">
            <text:p>81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85" office:value-type="float">
            <text:p>185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2" office:value-type="float">
            <text:p>312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75" office:value-type="float">
            <text:p>675</text:p>
          </table:table-cell>
          <table:table-cell ns41:value-type="float" table:style-name="ce52" office:value="691" office:value-type="float">
            <text:p>691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701" office:value-type="float">
            <text:p>701</text:p>
          </table:table-cell>
          <table:table-cell ns41:value-type="float" table:style-name="ce52" office:value="715" office:value-type="float">
            <text:p>715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Maartensdij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4" office:value-type="float">
            <text:p>164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7" office:value-type="float">
            <text:p>37</text:p>
          </table:table-cell>
          <table:table-cell ns41:value-type="float" table:style-name="ce52" office:value="38" office:value-type="float">
            <text:p>3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41" office:value-type="float">
            <text:p>4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05" office:value-type="float">
            <text:p>305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254" office:value-type="float">
            <text:p>254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52" office:value-type="float">
            <text:p>52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50" office:value-type="float">
            <text:p>5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1:value-type="float" table:style-name="ce44" office:value="25" office:value-type="float">
            <text:p>25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1:value-type="float" table:style-name="ce44" office:value="83" office:value-type="float">
            <text:p>83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01" office:value-type="float">
            <text:p>201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205" office:value-type="float">
            <text:p>20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50" office:value-type="float">
            <text:p>50</text:p>
          </table:table-cell>
          <table:table-cell ns41:value-type="float" table:style-name="ce52" office:value="49" office:value-type="float">
            <text:p>4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52" office:value-type="float">
            <text:p>5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75" office:value-type="float">
            <text:p>75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5" office:value-type="float">
            <text:p>195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8" office:value-type="float">
            <text:p>35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885" office:value-type="float">
            <text:p>885</text:p>
          </table:table-cell>
          <table:table-cell ns41:value-type="float" table:style-name="ce52" office:value="790" office:value-type="float">
            <text:p>790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907" office:value-type="float">
            <text:p>907</text:p>
          </table:table-cell>
          <table:table-cell ns41:value-type="float" table:style-name="ce52" office:value="816" office:value-type="float">
            <text:p>81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9" office:value-type="float">
            <text:p>44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080" office:value-type="float">
            <text:p>1080</text:p>
          </table:table-cell>
          <table:table-cell ns41:value-type="float" table:style-name="ce52" office:value="989" office:value-type="float">
            <text:p>989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111" office:value-type="float">
            <text:p>1111</text:p>
          </table:table-cell>
          <table:table-cell ns41:value-type="float" table:style-name="ce52" office:value="1023" office:value-type="float">
            <text:p>102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21" table:style-name="ce9" table:number-columns-spanned="1" office:value-type="string">
            <text:p>Mijdrech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1:value-type="float" table:style-name="ce44" office:value="74" office:value-type="float">
            <text:p>7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72" office:value-type="float">
            <text:p>172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5" office:value-type="float">
            <text:p>75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1:value-type="float" table:style-name="ce44" office:value="144" office:value-type="float">
            <text:p>144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3"/>
          <table:table-cell ns41:value-type="float" table:style-name="ce52" office:value="284" office:value-type="float">
            <text:p>284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96" office:value-type="float">
            <text:p>296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1:value-type="float" table:style-name="ce44" office:value="59" office:value-type="float">
            <text:p>5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26" office:value-type="float">
            <text:p>126</text:p>
          </table:table-cell>
          <table:table-cell ns41:value-type="float" table:style-name="ce52" office:value="138" office:value-type="float">
            <text:p>138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" office:value-type="float">
            <text:p>30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32" office:value-type="float">
            <text:p>32</text:p>
          </table:table-cell>
          <table:table-cell ns41:value-type="float" table:style-name="ce52" office:value="25" office:value-type="float">
            <text:p>25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table:style-name="ce28"/>
          <table:table-cell ns41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1:value-type="float" table:style-name="ce44" office:value="71" office:value-type="float">
            <text:p>7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1:value-type="float" table:style-name="ce44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51" office:value-type="float">
            <text:p>151</text:p>
          </table:table-cell>
          <table:table-cell ns41:value-type="float" table:style-name="ce52" office:value="153" office:value-type="float">
            <text:p>15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I</text:p>
          </table:table-cell>
          <table:table-cell table:style-name="ce28"/>
          <table:table-cell ns41:value-type="string" table:style-name="ce28" office:value-type="string">
            <text:p>Kade</text:p>
          </table:table-cell>
          <table:table-cell table:style-name="ce34"/>
          <table:table-cell table:style-name="Default"/>
          <table:table-cell ns41:value-type="float" table:style-name="ce44" office:value="66" office:value-type="float">
            <text:p>6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30" office:value-type="float">
            <text:p>130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1:value-type="float" table:style-name="ce44" office:value="68" office:value-type="float">
            <text:p>68</text:p>
          </table:table-cell>
          <table:table-cell table:style-name="ce52" table:number-columns-repeated="4"/>
          <table:table-cell ns41:value-type="float" office:value="163" table:style-name="ce52" table:number-columns-repeated="2" office:value-type="float">
            <text:p>16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91" office:value-type="float">
            <text:p>91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06" office:value-type="float">
            <text:p>106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V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3" office:value-type="float">
            <text:p>183</text:p>
          </table:table-cell>
          <table:table-cell ns41:value-type="float" table:style-name="ce52" office:value="164" office:value-type="float">
            <text:p>164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5" office:value-type="float">
            <text:p>235</text:p>
          </table:table-cell>
          <table:table-cell ns41:value-type="float" table:style-name="ce52" office:value="250" office:value-type="float">
            <text:p>250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ns41:value-type="float" table:style-name="ce52" office:value="235" office:value-type="float">
            <text:p>235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7" office:value-type="float">
            <text:p>247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257" office:value-type="float">
            <text:p>25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68" office:value-type="float">
            <text:p>668</text:p>
          </table:table-cell>
          <table:table-cell ns41:value-type="float" table:style-name="ce52" office:value="41" office:value-type="float">
            <text:p>41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549" office:value-type="float">
            <text:p>1549</text:p>
          </table:table-cell>
          <table:table-cell ns41:value-type="float" table:style-name="ce52" office:value="1580" office:value-type="float">
            <text:p>15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1623" office:value-type="float">
            <text:p>1623</text:p>
          </table:table-cell>
          <table:table-cell ns41:value-type="float" table:style-name="ce52" office:value="1638" office:value-type="float">
            <text:p>1638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2" office:value-type="float">
            <text:p>782</text:p>
          </table:table-cell>
          <table:table-cell ns41:value-type="float" table:style-name="ce52" office:value="48" office:value-type="float">
            <text:p>48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796" office:value-type="float">
            <text:p>1796</text:p>
          </table:table-cell>
          <table:table-cell ns41:value-type="float" table:style-name="ce52" office:value="1833" office:value-type="float">
            <text:p>1833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1877" office:value-type="float">
            <text:p>1877</text:p>
          </table:table-cell>
          <table:table-cell ns41:value-type="float" table:style-name="ce52" office:value="1895" office:value-type="float">
            <text:p>1895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2" office:value-type="float">
            <text:p>782</text:p>
          </table:table-cell>
          <table:table-cell ns41:value-type="float" table:style-name="ce52" office:value="48" office:value-type="float">
            <text:p>48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796" office:value-type="float">
            <text:p>1796</text:p>
          </table:table-cell>
          <table:table-cell ns41:value-type="float" table:style-name="ce52" office:value="1833" office:value-type="float">
            <text:p>1833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879" office:value-type="float">
            <text:p>1879</text:p>
          </table:table-cell>
          <table:table-cell ns41:value-type="float" table:style-name="ce52" office:value="1897" office:value-type="float">
            <text:p>1897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Montfoor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ijksopvoedingsgesticht voor meisje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03" office:value-type="float">
            <text:p>10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03" office:value-type="float">
            <text:p>10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99" office:value-type="float">
            <text:p>19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343" office:value-type="float">
            <text:p>343</text:p>
          </table:table-cell>
          <table:table-cell ns41:value-type="float" table:style-name="ce52" office:value="369" office:value-type="float">
            <text:p>36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377" office:value-type="float">
            <text:p>37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86" office:value-type="float">
            <text:p>186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40" office:value-type="float">
            <text:p>340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365" office:value-type="float">
            <text:p>36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3" office:value-type="float">
            <text:p>3</text:p>
          </table:table-cell>
          <table:table-cell table:style-name="ce52" table:number-columns-repeated="6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Liefde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0" office:value-type="float">
            <text:p>20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2"/>
          <table:table-cell ns41:value-type="float" table:style-name="ce52" office:value="20" office:value-type="float">
            <text:p>20</text:p>
          </table:table-cell>
          <table:table-cell ns41:value-type="float" table:style-name="ce52" office:value="19" office:value-type="float">
            <text:p>1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86" office:value-type="float">
            <text:p>38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685" office:value-type="float">
            <text:p>685</text:p>
          </table:table-cell>
          <table:table-cell ns41:value-type="float" table:style-name="ce52" office:value="829" office:value-type="float">
            <text:p>829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852" office:value-type="float">
            <text:p>85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8" office:value-type="float">
            <text:p>138</text:p>
          </table:table-cell>
          <table:table-cell ns41:value-type="float" table:style-name="ce52" office:value="133" office:value-type="float">
            <text:p>133</text:p>
          </table:table-cell>
          <table:table-cell table:style-name="ce52" table:number-columns-repeated="2"/>
          <table:table-cell ns41:value-type="float" table:style-name="ce52" office:value="138" office:value-type="float">
            <text:p>138</text:p>
          </table:table-cell>
          <table:table-cell ns41:value-type="float" table:style-name="ce52" office:value="133" office:value-type="float">
            <text:p>13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7" office:value-type="float">
            <text:p>447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23" office:value-type="float">
            <text:p>823</text:p>
          </table:table-cell>
          <table:table-cell ns41:value-type="float" table:style-name="ce52" office:value="962" office:value-type="float">
            <text:p>962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856" office:value-type="float">
            <text:p>856</text:p>
          </table:table-cell>
          <table:table-cell ns41:value-type="float" table:style-name="ce52" office:value="985" office:value-type="float">
            <text:p>985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Nigtevecht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67" office:value-type="float">
            <text:p>167</text:p>
          </table:table-cell>
          <table:table-cell ns41:value-type="float" table:style-name="ce52" office:value="188" office:value-type="float">
            <text:p>188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3" office:value-type="float">
            <text:p>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66" office:value-type="float">
            <text:p>66</text:p>
          </table:table-cell>
          <table:table-cell ns41:value-type="float" table:style-name="ce52" office:value="34" office:value-type="float">
            <text:p>34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keet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67" office:value-type="float">
            <text:p>167</text:p>
          </table:table-cell>
          <table:table-cell ns41:value-type="float" table:style-name="ce52" office:value="188" office:value-type="float">
            <text:p>188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4" office:value-type="float">
            <text:p>214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" office:value-type="float">
            <text:p>14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81" office:value-type="float">
            <text:p>381</text:p>
          </table:table-cell>
          <table:table-cell ns41:value-type="float" table:style-name="ce52" office:value="343" office:value-type="float">
            <text:p>34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400" office:value-type="float">
            <text:p>400</text:p>
          </table:table-cell>
          <table:table-cell ns41:value-type="float" table:style-name="ce52" office:value="364" office:value-type="float">
            <text:p>36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3" table:style-name="ce9" table:number-columns-spanned="1" office:value-type="string">
            <text:p>Odij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9" office:value-type="float">
            <text:p>109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" office:value-type="float">
            <text:p>9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14" office:value-type="float">
            <text:p>214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08" office:value-type="float">
            <text:p>208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</table:table-cell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1" office:value-type="float">
            <text:p>101</text:p>
          </table:table-cell>
          <table:table-cell table:style-name="ce52" table:number-columns-repeated="4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144" office:value-type="float">
            <text:p>1144</text:p>
          </table:table-cell>
          <table:table-cell ns41:value-type="float" table:style-name="ce72" office:value="10114" office:value-type="float">
            <text:p>1011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1" office:value-type="float">
            <text:p>101</text:p>
          </table:table-cell>
          <table:table-cell table:style-name="ce52" table:number-columns-repeated="4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144" office:value-type="float">
            <text:p>1144</text:p>
          </table:table-cell>
          <table:table-cell ns41:value-type="float" table:style-name="ce72" office:value="10114" office:value-type="float">
            <text:p>1011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1:value-type="string" table:number-rows-spanned="3" table:style-name="ce9" table:number-columns-spanned="1" office:value-type="string">
            <text:p>Polsbroek</text:p>
          </table:table-cell>
          <table:table-cell ns41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" office:value-type="float">
            <text:p>14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01" office:value-type="float">
            <text:p>301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15" office:value-type="float">
            <text:p>315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83" office:value-type="float">
            <text:p>18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16" office:value-type="float">
            <text:p>416</text:p>
          </table:table-cell>
          <table:table-cell ns41:value-type="float" table:style-name="ce52" office:value="457" office:value-type="float">
            <text:p>45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76" office:value-type="float">
            <text:p>476</text:p>
          </table:table-cell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Renswoude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284" table:style-name="ce52" table:number-columns-repeated="2" office:value-type="float">
            <text:p>28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/>
          <table:table-cell ns41:value-type="string" table:style-name="ce28" office:value-type="string">
            <text:p>Buurschap</text:p>
          </table:table-cell>
          <table:table-cell ns41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29" office:value-type="float">
            <text:p>12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63" office:value-type="float">
            <text:p>163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1:value-type="float" table:style-name="ce44" office:value="52" office:value-type="float">
            <text:p>5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6" office:value-type="float">
            <text:p>156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61" office:value-type="float">
            <text:p>161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80" office:value-type="float">
            <text:p>8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54" office:value-type="float">
            <text:p>54</text:p>
          </table:table-cell>
          <table:table-cell table:style-name="ce52" table:number-columns-repeated="2"/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284" table:style-name="ce52" table:number-columns-repeated="2" office:value-type="float">
            <text:p>28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0" office:value-type="float">
            <text:p>12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399" office:value-type="float">
            <text:p>399</text:p>
          </table:table-cell>
          <table:table-cell ns41:value-type="float" table:style-name="ce52" office:value="313" office:value-type="float">
            <text:p>3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3" office:value-type="float">
            <text:p>23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680" office:value-type="float">
            <text:p>680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89" office:value-type="float">
            <text:p>689</text:p>
          </table:table-cell>
          <table:table-cell ns41:value-type="float" table:style-name="ce52" office:value="598" office:value-type="float">
            <text:p>5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9" table:style-name="ce9" table:number-columns-spanned="1" office:value-type="string">
            <text:p>Rhen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rotestantsch Bestedeling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1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848" office:value-type="float">
            <text:p>848</text:p>
          </table:table-cell>
          <table:table-cell ns41:value-type="float" table:style-name="ce52" office:value="867" office:value-type="float">
            <text:p>867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65" office:value-type="float">
            <text:p>865</text:p>
          </table:table-cell>
          <table:table-cell ns41:value-type="float" table:style-name="ce52" office:value="879" office:value-type="float">
            <text:p>879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Stad</text:p>
          </table:table-cell>
          <table:table-cell ns41:value-type="string" table:style-name="ce28" office:value-type="string">
            <text:p>Rhen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23" office:value-type="float">
            <text:p>12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1:value-type="float" table:style-name="ce52" office:value="347" office:value-type="float">
            <text:p>347</text:p>
          </table:table-cell>
          <table:table-cell ns41:value-type="float" table:style-name="ce52" office:value="322" office:value-type="float">
            <text:p>322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table:style-name="ce52" office:value="14" office:value-type="float">
            <text:p>1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De Grebb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50" office:value-type="float">
            <text:p>50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1:value-type="float" table:style-name="ce44" office:value="21" office:value-type="float">
            <text:p>2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82" office:value-type="float">
            <text:p>82</text:p>
          </table:table-cell>
          <table:table-cell ns41:value-type="float" table:style-name="ce52" office:value="54" office:value-type="float">
            <text:p>5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1:value-type="float" table:style-name="ce44" office:value="250" office:value-type="float">
            <text:p>25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732" office:value-type="float">
            <text:p>732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41" office:value-type="float">
            <text:p>741</text:p>
          </table:table-cell>
          <table:table-cell ns41:value-type="float" table:style-name="ce52" office:value="593" office:value-type="float">
            <text:p>59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Els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00" office:value-type="float">
            <text:p>200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513" office:value-type="float">
            <text:p>513</text:p>
          </table:table-cell>
          <table:table-cell ns41:value-type="float" table:style-name="ce52" office:value="457" office:value-type="float">
            <text:p>45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516" office:value-type="float">
            <text:p>516</text:p>
          </table:table-cell>
          <table:table-cell ns41:value-type="float" table:style-name="ce52" office:value="460" office:value-type="float">
            <text:p>46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1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2" office:value-type="float">
            <text:p>32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862" office:value-type="float">
            <text:p>862</text:p>
          </table:table-cell>
          <table:table-cell ns41:value-type="float" table:style-name="ce52" office:value="885" office:value-type="float">
            <text:p>885</text:p>
          </table:table-cell>
          <table:table-cell ns41:value-type="float" office:value="26" table:style-name="ce52" table:number-columns-repeated="2" office:value-type="float">
            <text:p>26</text:p>
          </table:table-cell>
          <table:table-cell ns41:value-type="float" table:style-name="ce52" office:value="888" office:value-type="float">
            <text:p>888</text:p>
          </table:table-cell>
          <table:table-cell ns41:value-type="float" table:style-name="ce52" office:value="911" office:value-type="float">
            <text:p>911</text:p>
          </table:table-cell>
          <table:table-cell ns41:value-type="float" office:value="19" table:style-name="ce52" table:number-columns-repeated="2" office:value-type="float">
            <text:p>19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4" office:value-type="float">
            <text:p>61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722" office:value-type="float">
            <text:p>1722</text:p>
          </table:table-cell>
          <table:table-cell ns41:value-type="float" table:style-name="ce52" office:value="1479" office:value-type="float">
            <text:p>1479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1789" office:value-type="float">
            <text:p>1789</text:p>
          </table:table-cell>
          <table:table-cell ns41:value-type="float" table:style-name="ce52" office:value="1530" office:value-type="float">
            <text:p>1530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6" office:value-type="float">
            <text:p>93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84" office:value-type="float">
            <text:p>2584</text:p>
          </table:table-cell>
          <table:table-cell ns41:value-type="float" table:style-name="ce52" office:value="2364" office:value-type="float">
            <text:p>2364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2677" office:value-type="float">
            <text:p>2677</text:p>
          </table:table-cell>
          <table:table-cell ns41:value-type="float" table:style-name="ce52" office:value="2441" office:value-type="float">
            <text:p>2441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6" office:value-type="float">
            <text:p>93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84" office:value-type="float">
            <text:p>2584</text:p>
          </table:table-cell>
          <table:table-cell ns41:value-type="float" table:style-name="ce52" office:value="2364" office:value-type="float">
            <text:p>2364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2679" office:value-type="float">
            <text:p>2679</text:p>
          </table:table-cell>
          <table:table-cell ns41:value-type="float" table:style-name="ce52" office:value="2441" office:value-type="float">
            <text:p>2441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9" table:number-columns-spanned="1" office:value-type="string">
            <text:p>Rijsenburg</text:p>
          </table:table-cell>
          <table:table-cell ns41:value-type="string" table:style-name="ce20" office:value-type="string">
            <text:p>Kom</text:p>
          </table:table-cell>
          <table:table-cell table:style-name="ce28" table:number-columns-repeated="3"/>
          <table:table-cell ns41:value-type="string" table:style-name="ce34" office:value-type="string">
            <text:p>R.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121" office:value-type="float">
            <text:p>121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121" office:value-type="float">
            <text:p>121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3"/>
          <table:table-cell ns41:value-type="float" table:style-name="ce52" office:value="227" office:value-type="float">
            <text:p>227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33" office:value-type="float">
            <text:p>233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Ruwiel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1:value-type="float" table:style-name="ce44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72" office:value-type="float">
            <text:p>7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33" office:value-type="float">
            <text:p>3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4" office:value-type="float">
            <text:p>34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2"/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2"/>
          <table:table-cell ns41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9" office:value-type="float">
            <text:p>69</text:p>
          </table:table-cell>
          <table:table-cell ns41:value-type="float" table:style-name="ce52" office:value="77" office:value-type="float">
            <text:p>77</text:p>
          </table:table-cell>
          <table:table-cell table:style-name="ce52" table:number-columns-repeated="2"/>
          <table:table-cell ns41:value-type="float" table:style-name="ce52" office:value="69" office:value-type="float">
            <text:p>69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1:value-type="float" table:style-name="ce44" office:value="7" office:value-type="float">
            <text:p>7</text:p>
          </table:table-cell>
          <table:table-cell table:style-name="ce52" table:number-columns-repeated="4"/>
          <table:table-cell ns41:value-type="float" office:value="18" table:style-name="ce52" table:number-columns-repeated="2" office:value-type="float">
            <text:p>1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0" office:value-type="float">
            <text:p>20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33" office:value-type="float">
            <text:p>33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2"/>
          <table:table-cell ns41:value-type="float" table:style-name="ce52" office:value="33" office:value-type="float">
            <text:p>33</text:p>
          </table:table-cell>
          <table:table-cell ns41:value-type="float" table:style-name="ce52" office:value="31" office:value-type="float">
            <text:p>3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1:value-type="float" table:style-name="ce44" office:value="5" office:value-type="float">
            <text:p>5</text:p>
          </table:table-cell>
          <table:table-cell table:style-name="ce52" table:number-columns-repeated="4"/>
          <table:table-cell ns41:value-type="float" table:style-name="ce52" office:value="20" office:value-type="float">
            <text:p>20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116" office:value-type="float">
            <text:p>11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51" office:value-type="float">
            <text:p>151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53" office:value-type="float">
            <text:p>153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41" office:value-type="float">
            <text:p>241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Schalkwij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56" office:value-type="float">
            <text:p>56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table:style-name="ce52" table:number-columns-repeated="4"/>
          <table:table-cell ns41:value-type="float" table:style-name="ce52" office:value="23" office:value-type="float">
            <text:p>23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esticht van R. C. Zust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03" office:value-type="float">
            <text:p>10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42" office:value-type="float">
            <text:p>242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72" office:value-type="float">
            <text:p>172</text:p>
          </table:table-cell>
          <table:table-cell ns41:value-type="float" table:style-name="ce52" office:value="148" office:value-type="float">
            <text:p>14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5" office:value-type="float">
            <text:p>175</text:p>
          </table:table-cell>
          <table:table-cell ns41:value-type="float" table:style-name="ce52" office:value="149" office:value-type="float">
            <text:p>14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52" office:value="22" office:value-type="float">
            <text:p>22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8" office:value-type="float">
            <text:p>88</text:p>
          </table:table-cell>
          <table:table-cell ns41:value-type="float" table:style-name="ce52" office:value="92" office:value-type="float">
            <text:p>9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8" office:value-type="float">
            <text:p>38</text:p>
          </table:table-cell>
          <table:table-cell table:style-name="ce52" table:number-columns-repeated="4"/>
          <table:table-cell ns41:value-type="float" table:style-name="ce52" office:value="79" office:value-type="float">
            <text:p>79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19" office:value-type="float">
            <text:p>2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28" office:value-type="float">
            <text:p>528</text:p>
          </table:table-cell>
          <table:table-cell ns41:value-type="float" table:style-name="ce52" office:value="503" office:value-type="float">
            <text:p>503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7" office:value-type="float">
            <text:p>257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00" office:value-type="float">
            <text:p>600</text:p>
          </table:table-cell>
          <table:table-cell ns41:value-type="float" table:style-name="ce52" office:value="567" office:value-type="float">
            <text:p>56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10" office:value-type="float">
            <text:p>610</text:p>
          </table:table-cell>
          <table:table-cell ns41:value-type="float" table:style-name="ce52" office:value="576" office:value-type="float">
            <text:p>57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1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9" office:value-type="float">
            <text:p>89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table:style-name="ce52" table:number-columns-repeated="4"/>
          <table:table-cell ns41:value-type="float" table:style-name="ce52" office:value="102" office:value-type="float">
            <text:p>102</text:p>
          </table:table-cell>
          <table:table-cell ns41:value-type="float" table:style-name="ce52" office:value="107" office:value-type="float">
            <text:p>107</text:p>
          </table:table-cell>
          <table:table-cell table:style-name="ce52" table:number-columns-repeated="2"/>
          <table:table-cell ns41:value-type="float" table:style-name="ce52" office:value="102" office:value-type="float">
            <text:p>102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72" office:value-type="float">
            <text:p>72</text:p>
          </table:table-cell>
          <table:table-cell ns41:value-type="float" table:style-name="ce52" office:value="75" office:value-type="float">
            <text:p>7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76" office:value-type="float">
            <text:p>76</text:p>
          </table:table-cell>
          <table:table-cell table:style-name="ce52" table:number-columns-repeated="2"/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63" office:value-type="float">
            <text:p>263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264" office:value-type="float">
            <text:p>264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dijk c.a.</text:p>
          </table:table-cell>
          <table:table-cell ns41:value-type="string" table:style-name="ce34" office:value-type="string">
            <text:p>St. Jozef-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56" office:value-type="float">
            <text:p>256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3"/>
          <table:table-cell ns41:value-type="float" table:style-name="ce52" office:value="484" office:value-type="float">
            <text:p>484</text:p>
          </table:table-cell>
          <table:table-cell ns41:value-type="float" table:style-name="ce52" office:value="511" office:value-type="float">
            <text:p>51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507" office:value-type="float">
            <text:p>507</text:p>
          </table:table-cell>
          <table:table-cell ns41:value-type="float" table:style-name="ce52" office:value="549" office:value-type="float">
            <text:p>54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1:value-type="float" table:style-name="ce44" office:value="200" office:value-type="float">
            <text:p>20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31" office:value-type="float">
            <text:p>531</text:p>
          </table:table-cell>
          <table:table-cell ns41:value-type="float" table:style-name="ce52" office:value="460" office:value-type="float">
            <text:p>460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1:value-type="float" table:style-name="ce44" office:value="294" office:value-type="float">
            <text:p>29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746" office:value-type="float">
            <text:p>746</text:p>
          </table:table-cell>
          <table:table-cell ns41:value-type="float" table:style-name="ce52" office:value="615" office:value-type="float">
            <text:p>61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58" office:value-type="float">
            <text:p>758</text:p>
          </table:table-cell>
          <table:table-cell ns41:value-type="float" table:style-name="ce52" office:value="620" office:value-type="float">
            <text:p>6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10" office:value-type="float">
            <text:p>210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51" office:value-type="float">
            <text:p>851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3"/>
          <table:table-cell ns41:value-type="float" table:style-name="ce52" office:value="1960" office:value-type="float">
            <text:p>1960</text:p>
          </table:table-cell>
          <table:table-cell ns41:value-type="float" table:style-name="ce52" office:value="1816" office:value-type="float">
            <text:p>1816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2012" office:value-type="float">
            <text:p>2012</text:p>
          </table:table-cell>
          <table:table-cell ns41:value-type="float" table:style-name="ce52" office:value="1870" office:value-type="float">
            <text:p>1870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51" office:value-type="float">
            <text:p>851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3"/>
          <table:table-cell ns41:value-type="float" table:style-name="ce52" office:value="1960" office:value-type="float">
            <text:p>1960</text:p>
          </table:table-cell>
          <table:table-cell ns41:value-type="float" table:style-name="ce52" office:value="1816" office:value-type="float">
            <text:p>1816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2012" office:value-type="float">
            <text:p>2012</text:p>
          </table:table-cell>
          <table:table-cell ns41:value-type="float" table:style-name="ce52" office:value="1871" office:value-type="float">
            <text:p>1871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69" office:value-type="float">
            <text:p>69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1:value-type="float" table:style-name="ce44" office:value="110" office:value-type="float">
            <text:p>11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218" office:value-type="float">
            <text:p>2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1:value-type="float" table:style-name="ce44" office:value="46" office:value-type="float">
            <text:p>4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07" office:value-type="float">
            <text:p>10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5" office:value-type="float">
            <text:p>17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52" office:value-type="float">
            <text:p>452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58" office:value-type="float">
            <text:p>458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5" office:value-type="float">
            <text:p>17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52" office:value-type="float">
            <text:p>452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Tienhoven</text:p>
          </table:table-cell>
          <table:table-cell ns41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2" office:value-type="float">
            <text:p>82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94" office:value-type="float">
            <text:p>194</text:p>
          </table:table-cell>
          <table:table-cell ns41:value-type="float" table:style-name="ce52" office:value="178" office:value-type="float">
            <text:p>17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7" office:value-type="float">
            <text:p>77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38" office:value-type="float">
            <text:p>238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275" office:value-type="float">
            <text:p>275</text:p>
          </table:table-cell>
          <table:table-cell ns41:value-type="float" table:style-name="ce52" office:value="249" office:value-type="float">
            <text:p>24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1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32" office:value-type="float">
            <text:p>32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34" table:style-name="ce52" table:number-columns-repeated="2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office:value="95" table:style-name="ce52" table:number-columns-repeated="2" office:value-type="float">
            <text:p>9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6" office:value-type="float">
            <text:p>106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4" office:value-type="float">
            <text:p>244</text:p>
          </table:table-cell>
          <table:table-cell ns41:value-type="float" table:style-name="ce52" office:value="255" office:value-type="float">
            <text:p>25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260" office:value-type="float">
            <text:p>260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1:value-type="string" table:number-rows-spanned="78" table:style-name="ce9" table:number-columns-spanned="1" office:value-type="string">
            <text:p>Utrech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arnizoensbakkerij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Fundatie Renswoud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Ambachtskinder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ranzinnigen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60" office:value-type="float">
            <text:p>260</text:p>
          </table:table-cell>
          <table:table-cell ns41:value-type="float" table:style-name="ce52" office:value="246" office:value-type="float">
            <text:p>24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63" office:value-type="float">
            <text:p>263</text:p>
          </table:table-cell>
          <table:table-cell ns41:value-type="float" table:style-name="ce52" office:value="247" office:value-type="float">
            <text:p>24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.R.C. Bestedeling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Centraal Israëlietische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9" office:value-type="float">
            <text:p>39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0" office:value-type="float">
            <text:p>40</text:p>
          </table:table-cell>
          <table:table-cell ns41:value-type="float" table:style-name="ce52" office:value="28" office:value-type="float">
            <text:p>2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assant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Gesticht v/d Broeders van S Johannes de Deo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 (Jans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 (Baudet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65" office:value-type="float">
            <text:p>9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107" office:value-type="float">
            <text:p>2107</text:p>
          </table:table-cell>
          <table:table-cell ns41:value-type="float" table:style-name="ce52" office:value="2741" office:value-type="float">
            <text:p>2741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2219" office:value-type="float">
            <text:p>2219</text:p>
          </table:table-cell>
          <table:table-cell ns41:value-type="float" table:style-name="ce52" office:value="2828" office:value-type="float">
            <text:p>2828</text:p>
          </table:table-cell>
          <table:table-cell ns41:value-type="float" office:value="82" table:style-name="ce52" table:number-columns-repeated="2" office:value-type="float">
            <text:p>8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Jongenskostschool (Taminuau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Andreas-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7" office:value-type="float">
            <text:p>7</text:p>
          </table:table-cell>
          <table:table-cell ns41:value-type="float" table:style-name="ce52" office:value="101" office:value-type="float">
            <text:p>101</text:p>
          </table:table-cell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Gereformeerd Burger-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2" office:value-type="float">
            <text:p>32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3" office:value-type="float">
            <text:p>33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iaconessen-Inricht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49" office:value-type="float">
            <text:p>149</text:p>
          </table:table-cell>
          <table:table-cell table:style-name="ce52"/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inderhuis der Diaconessen-Inricht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41" office:value-type="float">
            <text:p>41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41" office:value-type="float">
            <text:p>4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iaconessen-Inrichting "Bethanie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artholomaië-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57" office:value-type="float">
            <text:p>5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Huis van Bewar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75" office:value-type="float">
            <text:p>975</text:p>
          </table:table-cell>
          <table:table-cell ns41:value-type="float" table:style-name="ce52" office:value="30" office:value-type="float">
            <text:p>30</text:p>
          </table:table-cell>
          <table:table-cell table:style-name="ce52" table:number-columns-repeated="3"/>
          <table:table-cell ns41:value-type="float" table:style-name="ce52" office:value="2660" office:value-type="float">
            <text:p>2660</text:p>
          </table:table-cell>
          <table:table-cell ns41:value-type="float" table:style-name="ce52" office:value="2925" office:value-type="float">
            <text:p>2925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2759" office:value-type="float">
            <text:p>2759</text:p>
          </table:table-cell>
          <table:table-cell ns41:value-type="float" table:style-name="ce52" office:value="2974" office:value-type="float">
            <text:p>2974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ns41:value-type="string" table:style-name="ce34" office:value-type="string">
            <text:p>Diaconie Oude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1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237" office:value-type="float">
            <text:p>1237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410" office:value-type="float">
            <text:p>3410</text:p>
          </table:table-cell>
          <table:table-cell ns41:value-type="float" table:style-name="ce52" office:value="3708" office:value-type="float">
            <text:p>3708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59" office:value-type="float">
            <text:p>59</text:p>
          </table:table-cell>
          <table:table-cell ns41:value-type="float" table:style-name="ce52" office:value="3524" office:value-type="float">
            <text:p>3524</text:p>
          </table:table-cell>
          <table:table-cell ns41:value-type="float" table:style-name="ce52" office:value="3767" office:value-type="float">
            <text:p>3767</text:p>
          </table:table-cell>
          <table:table-cell ns41:value-type="float" table:style-name="ce52" office:value="61" office:value-type="float">
            <text:p>6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52" office:value="40" office:value-type="float">
            <text:p>4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O.R.C.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4" office:value-type="float">
            <text:p>1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14" office:value-type="float">
            <text:p>1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69" office:value-type="float">
            <text:p>369</text:p>
          </table:table-cell>
          <table:table-cell ns41:value-type="float" table:style-name="ce52" office:value="21" office:value-type="float">
            <text:p>21</text:p>
          </table:table-cell>
          <table:table-cell table:style-name="ce52" table:number-columns-repeated="3"/>
          <table:table-cell ns41:value-type="float" table:style-name="ce52" office:value="1276" office:value-type="float">
            <text:p>1276</text:p>
          </table:table-cell>
          <table:table-cell ns41:value-type="float" table:style-name="ce52" office:value="1520" office:value-type="float">
            <text:p>15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284" office:value-type="float">
            <text:p>1284</text:p>
          </table:table-cell>
          <table:table-cell ns41:value-type="float" table:style-name="ce52" office:value="1563" office:value-type="float">
            <text:p>156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Groot Rijks-Hospitaa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" office:value-type="float">
            <text:p>9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2" office:value-type="float">
            <text:p>52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Hospitalsoldat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9" office:value-type="float">
            <text:p>1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ominicanerklooster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06" office:value-type="float">
            <text:p>506</text:p>
          </table:table-cell>
          <table:table-cell ns41:value-type="float" table:style-name="ce52" office:value="32" office:value-type="float">
            <text:p>32</text:p>
          </table:table-cell>
          <table:table-cell table:style-name="ce52" table:number-columns-repeated="3"/>
          <table:table-cell ns41:value-type="float" table:style-name="ce52" office:value="1258" office:value-type="float">
            <text:p>1258</text:p>
          </table:table-cell>
          <table:table-cell ns41:value-type="float" table:style-name="ce52" office:value="1479" office:value-type="float">
            <text:p>1479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327" office:value-type="float">
            <text:p>1327</text:p>
          </table:table-cell>
          <table:table-cell ns41:value-type="float" table:style-name="ce52" office:value="1516" office:value-type="float">
            <text:p>1516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Luthersch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Gregorius- Onderwijsgest.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6" office:value-type="float">
            <text:p>46</text:p>
          </table:table-cell>
          <table:table-cell table:style-name="ce52" table:number-columns-repeated="3"/>
          <table:table-cell ns41:value-type="float" table:style-name="ce52" office:value="46" office:value-type="float">
            <text:p>46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43" office:value-type="float">
            <text:p>443</text:p>
          </table:table-cell>
          <table:table-cell ns41:value-type="float" table:style-name="ce52" office:value="23" office:value-type="float">
            <text:p>23</text:p>
          </table:table-cell>
          <table:table-cell table:style-name="ce52" table:number-columns-repeated="3"/>
          <table:table-cell ns41:value-type="float" table:style-name="ce52" office:value="958" office:value-type="float">
            <text:p>958</text:p>
          </table:table-cell>
          <table:table-cell ns41:value-type="float" table:style-name="ce52" office:value="1346" office:value-type="float">
            <text:p>1346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1108" office:value-type="float">
            <text:p>1108</text:p>
          </table:table-cell>
          <table:table-cell ns41:value-type="float" table:style-name="ce52" office:value="1413" office:value-type="float">
            <text:p>1413</text:p>
          </table:table-cell>
          <table:table-cell ns41:value-type="float" table:style-name="ce52" office:value="59" office:value-type="float">
            <text:p>59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Jongenskostschool (v. Zwicht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19" office:value-type="float">
            <text:p>51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232" office:value-type="float">
            <text:p>1232</text:p>
          </table:table-cell>
          <table:table-cell ns41:value-type="float" table:style-name="ce52" office:value="1646" office:value-type="float">
            <text:p>1646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366" office:value-type="float">
            <text:p>1366</text:p>
          </table:table-cell>
          <table:table-cell ns41:value-type="float" table:style-name="ce52" office:value="1712" office:value-type="float">
            <text:p>1712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ns41:value-type="string" table:style-name="ce34" office:value-type="string">
            <text:p>Gasthuis voor Ooglijd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Celluaire Gevangen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76" office:value-type="float">
            <text:p>76</text:p>
          </table:table-cell>
          <table:table-cell ns41:value-type="float" table:style-name="ce52" office:value="49" office:value-type="float">
            <text:p>4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76" office:value-type="float">
            <text:p>76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 (Pannevis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Ned. Herv. Diaconie-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" office:value-type="float">
            <text:p>16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729" office:value-type="float">
            <text:p>729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814" office:value-type="float">
            <text:p>1814</text:p>
          </table:table-cell>
          <table:table-cell ns41:value-type="float" table:style-name="ce52" office:value="2340" office:value-type="float">
            <text:p>234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1931" office:value-type="float">
            <text:p>1931</text:p>
          </table:table-cell>
          <table:table-cell ns41:value-type="float" table:style-name="ce52" office:value="2420" office:value-type="float">
            <text:p>2420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/>
          <table:table-cell ns41:value-type="string" table:style-name="ce28" office:value-type="string">
            <text:p>Abstede</text:p>
          </table:table-cell>
          <table:table-cell ns41:value-type="string" table:style-name="ce34" office:value-type="string">
            <text:p>Gesticht voor R.C Weezen en Oudelied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4" office:value-type="float">
            <text:p>9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95" office:value-type="float">
            <text:p>95</text:p>
          </table:table-cell>
          <table:table-cell ns41:value-type="float" table:style-name="ce52" office:value="122" office:value-type="float">
            <text:p>12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inder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6" table:style-name="ce52" table:number-columns-repeated="3" office:value-type="float">
            <text:p>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ijks Veeartsenij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3" office:value-type="float">
            <text:p>2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3" office:value-type="float">
            <text:p>53</text:p>
          </table:table-cell>
          <table:table-cell table:style-name="ce52"/>
          <table:table-cell ns41:value-type="float" table:style-name="ce52" office:value="76" office:value-type="float">
            <text:p>76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Fort "de Biltstraa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1:value-type="string" table:style-name="ce34" office:value-type="string">
            <text:p>Doorgang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969" office:value-type="float">
            <text:p>3969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7" office:value-type="float">
            <text:p>27</text:p>
          </table:table-cell>
          <table:table-cell table:style-name="ce52" table:number-columns-repeated="2"/>
          <table:table-cell ns41:value-type="float" table:style-name="ce52" office:value="8771" office:value-type="float">
            <text:p>8771</text:p>
          </table:table-cell>
          <table:table-cell ns41:value-type="float" table:style-name="ce52" office:value="10315" office:value-type="float">
            <text:p>10315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9061" office:value-type="float">
            <text:p>9061</text:p>
          </table:table-cell>
          <table:table-cell ns41:value-type="float" table:style-name="ce52" office:value="10629" office:value-type="float">
            <text:p>10629</text:p>
          </table:table-cell>
          <table:table-cell ns41:value-type="float" table:style-name="ce52" office:value="265" office:value-type="float">
            <text:p>265</text:p>
          </table:table-cell>
          <table:table-cell ns41:value-type="float" table:style-name="ce52" office:value="240" office:value-type="float">
            <text:p>240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table:style-name="ce52" table:number-columns-repeated="10"/>
          <table:table-cell ns41:value-type="float" table:style-name="ce52" office:value="13" office:value-type="float">
            <text:p>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table:style-name="ce28" table:number-columns-repeated="2"/>
          <table:table-cell ns41:value-type="string" table:style-name="ce34" office:value-type="string">
            <text:p>Tolsteeg</text:p>
          </table:table-cell>
          <table:table-cell table:style-name="Default"/>
          <table:table-cell ns41:value-type="float" table:style-name="ce44" office:value="803" office:value-type="float">
            <text:p>803</text:p>
          </table:table-cell>
          <table:table-cell ns41:value-type="float" table:style-name="ce52" office:value="49" office:value-type="float">
            <text:p>49</text:p>
          </table:table-cell>
          <table:table-cell table:style-name="ce52" table:number-columns-repeated="3"/>
          <table:table-cell ns41:value-type="float" table:style-name="ce52" office:value="1938" office:value-type="float">
            <text:p>1938</text:p>
          </table:table-cell>
          <table:table-cell ns41:value-type="float" table:style-name="ce52" office:value="2078" office:value-type="float">
            <text:p>2078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1991" office:value-type="float">
            <text:p>1991</text:p>
          </table:table-cell>
          <table:table-cell ns41:value-type="float" table:style-name="ce52" office:value="2124" office:value-type="float">
            <text:p>212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25" office:value-type="float">
            <text:p>2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L</text:p>
          </table:table-cell>
          <table:table-cell table:style-name="ce28"/>
          <table:table-cell ns41:value-type="string" table:style-name="ce28" office:value-type="string">
            <text:p>Catharijne</text:p>
          </table:table-cell>
          <table:table-cell ns41:value-type="string" table:style-name="ce34" office:value-type="string">
            <text:p>Kazerne 1e Reg. Veld-Artill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73" office:value-type="float">
            <text:p>17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5" office:value-type="float">
            <text:p>45</text:p>
          </table:table-cell>
          <table:table-cell table:style-name="ce52"/>
          <table:table-cell ns41:value-type="float" table:style-name="ce52" office:value="218" office:value-type="float">
            <text:p>2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73" office:value-type="float">
            <text:p>273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1e Reg. Vesting-Artill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2" office:value-type="float">
            <text:p>162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2" office:value-type="float">
            <text:p>52</text:p>
          </table:table-cell>
          <table:table-cell table:style-name="ce52"/>
          <table:table-cell ns41:value-type="float" table:style-name="ce52" office:value="214" office:value-type="float">
            <text:p>214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82" office:value-type="float">
            <text:p>182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table:style-name="ce66"/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Genietroep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82" office:value-type="float">
            <text:p>28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24" office:value-type="float">
            <text:p>224</text:p>
          </table:table-cell>
          <table:table-cell table:style-name="ce52"/>
          <table:table-cell ns41:value-type="float" table:style-name="ce52" office:value="506" office:value-type="float">
            <text:p>50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0" office:value-type="float">
            <text:p>80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ureau der Gen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5e Reg. Infant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7" office:value-type="float">
            <text:p>127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41" office:value-type="float">
            <text:p>14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ijks Militair Gebouw (Croesselaa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tedelijke 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1:value-type="float" office:value="38" table:style-name="ce52" table:number-columns-repeated="2" office:value-type="float">
            <text:p>38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82" office:value-type="float">
            <text:p>1882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2"/>
          <table:table-cell ns41:value-type="float" table:style-name="ce52" office:value="5051" office:value-type="float">
            <text:p>5051</text:p>
          </table:table-cell>
          <table:table-cell ns41:value-type="float" table:style-name="ce52" office:value="5497" office:value-type="float">
            <text:p>5497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5219" office:value-type="float">
            <text:p>5219</text:p>
          </table:table-cell>
          <table:table-cell ns41:value-type="float" table:style-name="ce52" office:value="5635" office:value-type="float">
            <text:p>5635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M</text:p>
          </table:table-cell>
          <table:table-cell table:style-name="ce28"/>
          <table:table-cell ns41:value-type="string" table:style-name="ce28" office:value-type="string">
            <text:p>Lauwerecht</text:p>
          </table:table-cell>
          <table:table-cell ns41:value-type="string" table:style-name="ce34" office:value-type="string">
            <text:p>R.C, Onderwijsinrichting van de Orde der Augustijn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164" office:value-type="float">
            <text:p>2164</text:p>
          </table:table-cell>
          <table:table-cell ns41:value-type="float" table:style-name="ce52" office:value="117" office:value-type="float">
            <text:p>117</text:p>
          </table:table-cell>
          <table:table-cell table:style-name="ce52" table:number-columns-repeated="3"/>
          <table:table-cell ns41:value-type="float" table:style-name="ce52" office:value="5301" office:value-type="float">
            <text:p>5301</text:p>
          </table:table-cell>
          <table:table-cell ns41:value-type="float" table:style-name="ce52" office:value="5653" office:value-type="float">
            <text:p>5653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5438" office:value-type="float">
            <text:p>5438</text:p>
          </table:table-cell>
          <table:table-cell ns41:value-type="float" table:style-name="ce52" office:value="5730" office:value-type="float">
            <text:p>5730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20" office:value-type="float">
            <text:p>120</text:p>
          </table:table-cell>
          <table:table-cell table:style-name="ce52" table:number-columns-repeated="6"/>
          <table:table-cell ns41:value-type="float" table:style-name="ce52" office:value="322" office:value-type="float">
            <text:p>322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I</text:p>
          </table:table-cell>
          <table:table-cell table:style-name="ce28"/>
          <table:table-cell ns41:value-type="string" table:style-name="ce28" office:value-type="string">
            <text:p>Abstede</text:p>
          </table:table-cell>
          <table:table-cell ns41:value-type="string" table:style-name="ce34" office:value-type="string">
            <text:p>Fort "Vossega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table:style-name="ce28"/>
          <table:table-cell ns41:value-type="string" table:style-name="ce28" office:value-type="string">
            <text:p>Tolsteeg</text:p>
          </table:table-cell>
          <table:table-cell ns41:value-type="string" table:style-name="ce34" office:value-type="string">
            <text:p>Fort "Lunet III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296" office:value-type="float">
            <text:p>296</text:p>
          </table:table-cell>
          <table:table-cell ns41:value-type="float" table:style-name="ce52" office:value="332" office:value-type="float">
            <text:p>33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1" office:value-type="float">
            <text:p>301</text:p>
          </table:table-cell>
          <table:table-cell ns41:value-type="float" table:style-name="ce52" office:value="335" office:value-type="float">
            <text:p>33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L</text:p>
          </table:table-cell>
          <table:table-cell table:style-name="ce28" table:number-columns-repeated="2"/>
          <table:table-cell ns41:value-type="string" table:style-name="ce34" office:value-type="string">
            <text:p>Catharijne</text:p>
          </table:table-cell>
          <table:table-cell table:style-name="Default"/>
          <table:table-cell ns41:value-type="float" table:style-name="ce44" office:value="92" office:value-type="float">
            <text:p>9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table:style-name="ce52" table:number-columns-repeated="10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M</text:p>
          </table:table-cell>
          <table:table-cell table:style-name="ce28" table:number-columns-repeated="2"/>
          <table:table-cell ns41:value-type="string" table:style-name="ce34" office:value-type="string">
            <text:p>Lauwerecht</text:p>
          </table:table-cell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61" office:value-type="float">
            <text:p>61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52" office:value="61" office:value-type="float">
            <text:p>61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06" office:value-type="float">
            <text:p>14606</text:p>
          </table:table-cell>
          <table:table-cell ns41:value-type="float" table:style-name="ce52" office:value="838" office:value-type="float">
            <text:p>838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7466" office:value-type="float">
            <text:p>37466</text:p>
          </table:table-cell>
          <table:table-cell ns41:value-type="float" table:style-name="ce52" office:value="42423" office:value-type="float">
            <text:p>42423</text:p>
          </table:table-cell>
          <table:table-cell ns41:value-type="float" table:style-name="ce52" office:value="1938" office:value-type="float">
            <text:p>1938</text:p>
          </table:table-cell>
          <table:table-cell ns41:value-type="float" table:style-name="ce52" office:value="1132" office:value-type="float">
            <text:p>1132</text:p>
          </table:table-cell>
          <table:table-cell ns41:value-type="float" table:style-name="ce52" office:value="39404" office:value-type="float">
            <text:p>39404</text:p>
          </table:table-cell>
          <table:table-cell ns41:value-type="float" table:style-name="ce52" office:value="43555" office:value-type="float">
            <text:p>43555</text:p>
          </table:table-cell>
          <table:table-cell ns41:value-type="float" table:style-name="ce52" office:value="2218" office:value-type="float">
            <text:p>2218</text:p>
          </table:table-cell>
          <table:table-cell ns41:value-type="float" table:style-name="ce52" office:value="1235" office:value-type="float">
            <text:p>123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2" office:value-type="float">
            <text:p>262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668" office:value-type="float">
            <text:p>668</text:p>
          </table:table-cell>
          <table:table-cell ns41:value-type="float" table:style-name="ce52" office:value="659" office:value-type="float">
            <text:p>65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81" office:value-type="float">
            <text:p>681</text:p>
          </table:table-cell>
          <table:table-cell ns41:value-type="float" table:style-name="ce52" office:value="668" office:value-type="float">
            <text:p>66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868" office:value-type="float">
            <text:p>14868</text:p>
          </table:table-cell>
          <table:table-cell ns41:value-type="float" table:style-name="ce52" office:value="850" office:value-type="float">
            <text:p>85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8134" office:value-type="float">
            <text:p>38134</text:p>
          </table:table-cell>
          <table:table-cell ns41:value-type="float" table:style-name="ce52" office:value="43082" office:value-type="float">
            <text:p>43082</text:p>
          </table:table-cell>
          <table:table-cell ns41:value-type="float" table:style-name="ce52" office:value="1951" office:value-type="float">
            <text:p>1951</text:p>
          </table:table-cell>
          <table:table-cell ns41:value-type="float" table:style-name="ce52" office:value="1141" office:value-type="float">
            <text:p>1141</text:p>
          </table:table-cell>
          <table:table-cell ns41:value-type="float" table:style-name="ce52" office:value="40085" office:value-type="float">
            <text:p>40085</text:p>
          </table:table-cell>
          <table:table-cell ns41:value-type="float" table:style-name="ce52" office:value="44223" office:value-type="float">
            <text:p>44223</text:p>
          </table:table-cell>
          <table:table-cell ns41:value-type="float" table:style-name="ce52" office:value="2237" office:value-type="float">
            <text:p>2237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8" office:value-type="float">
            <text:p>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868" office:value-type="float">
            <text:p>14868</text:p>
          </table:table-cell>
          <table:table-cell ns41:value-type="float" table:style-name="ce52" office:value="850" office:value-type="float">
            <text:p>85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8134" office:value-type="float">
            <text:p>38134</text:p>
          </table:table-cell>
          <table:table-cell ns41:value-type="float" table:style-name="ce52" office:value="43082" office:value-type="float">
            <text:p>43082</text:p>
          </table:table-cell>
          <table:table-cell ns41:value-type="float" table:style-name="ce52" office:value="1979" office:value-type="float">
            <text:p>1979</text:p>
          </table:table-cell>
          <table:table-cell ns41:value-type="float" table:style-name="ce52" office:value="1151" office:value-type="float">
            <text:p>1151</text:p>
          </table:table-cell>
          <table:table-cell ns41:value-type="float" table:style-name="ce52" office:value="40113" office:value-type="float">
            <text:p>40113</text:p>
          </table:table-cell>
          <table:table-cell ns41:value-type="float" table:style-name="ce52" office:value="44233" office:value-type="float">
            <text:p>44233</text:p>
          </table:table-cell>
          <table:table-cell ns41:value-type="float" table:style-name="ce52" office:value="2237" office:value-type="float">
            <text:p>2237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Veenendaal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45" office:value-type="float">
            <text:p>245</text:p>
          </table:table-cell>
          <table:table-cell ns41:value-type="float" table:style-name="ce52" office:value="261" office:value-type="float">
            <text:p>26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264" office:value-type="float">
            <text:p>264</text:p>
          </table:table-cell>
          <table:table-cell ns41:value-type="float" office:value="9" table:style-name="ce52" table:number-columns-repeated="2" office:value-type="float">
            <text:p>9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73" office:value-type="float">
            <text:p>373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3"/>
          <table:table-cell ns41:value-type="float" table:style-name="ce52" office:value="851" office:value-type="float">
            <text:p>851</text:p>
          </table:table-cell>
          <table:table-cell ns41:value-type="float" table:style-name="ce52" office:value="915" office:value-type="float">
            <text:p>91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70" office:value-type="float">
            <text:p>870</text:p>
          </table:table-cell>
          <table:table-cell ns41:value-type="float" table:style-name="ce52" office:value="929" office:value-type="float">
            <text:p>92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9" office:value-type="float">
            <text:p>7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Diaconie Oude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0" office:value-type="float">
            <text:p>2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52" office:value="20" office:value-type="float">
            <text:p>2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37" office:value-type="float">
            <text:p>237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627" office:value-type="float">
            <text:p>627</text:p>
          </table:table-cell>
          <table:table-cell ns41:value-type="float" table:style-name="ce52" office:value="632" office:value-type="float">
            <text:p>63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41" office:value-type="float">
            <text:p>641</text:p>
          </table:table-cell>
          <table:table-cell ns41:value-type="float" table:style-name="ce52" office:value="634" office:value-type="float">
            <text:p>63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0" office:value-type="float">
            <text:p>9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13" office:value-type="float">
            <text:p>213</text:p>
          </table:table-cell>
          <table:table-cell ns41:value-type="float" table:style-name="ce52" office:value="198" office:value-type="float">
            <text:p>198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215" office:value-type="float">
            <text:p>215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87" office:value-type="float">
            <text:p>487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76" office:value-type="float">
            <text:p>117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120" office:value-type="float">
            <text:p>1120</text:p>
          </table:table-cell>
          <table:table-cell ns41:value-type="float" table:style-name="ce52" office:value="1193" office:value-type="float">
            <text:p>119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8" office:value-type="float">
            <text:p>458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177" office:value-type="float">
            <text:p>1177</text:p>
          </table:table-cell>
          <table:table-cell ns41:value-type="float" table:style-name="ce52" office:value="1133" office:value-type="float">
            <text:p>113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97" office:value-type="float">
            <text:p>1197</text:p>
          </table:table-cell>
          <table:table-cell ns41:value-type="float" table:style-name="ce52" office:value="1140" office:value-type="float">
            <text:p>1140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45" office:value-type="float">
            <text:p>94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73" office:value-type="float">
            <text:p>2273</text:p>
          </table:table-cell>
          <table:table-cell ns41:value-type="float" table:style-name="ce52" office:value="2309" office:value-type="float">
            <text:p>2309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317" office:value-type="float">
            <text:p>2317</text:p>
          </table:table-cell>
          <table:table-cell ns41:value-type="float" table:style-name="ce52" office:value="2333" office:value-type="float">
            <text:p>2333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45" office:value-type="float">
            <text:p>94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73" office:value-type="float">
            <text:p>2273</text:p>
          </table:table-cell>
          <table:table-cell ns41:value-type="float" table:style-name="ce52" office:value="2309" office:value-type="float">
            <text:p>2309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318" office:value-type="float">
            <text:p>2318</text:p>
          </table:table-cell>
          <table:table-cell ns41:value-type="float" table:style-name="ce52" office:value="2333" office:value-type="float">
            <text:p>2333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1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</table:table-cell>
          <table:table-cell table:style-name="ce20"/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table:style-name="ce52" table:number-columns-repeated="4"/>
          <table:table-cell ns41:value-type="float" table:style-name="ce52" office:value="91" office:value-type="float">
            <text:p>91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93" office:value-type="float">
            <text:p>93</text:p>
          </table:table-cell>
          <table:table-cell ns41:value-type="float" table:style-name="ce52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1:value-type="float" table:style-name="ce44" office:value="41" office:value-type="float">
            <text:p>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2" office:value-type="float">
            <text:p>102</text:p>
          </table:table-cell>
          <table:table-cell ns41:value-type="float" table:style-name="ce52" office:value="99" office:value-type="float">
            <text:p>99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02" office:value-type="float">
            <text:p>202</text:p>
          </table:table-cell>
          <table:table-cell ns41:value-type="float" table:style-name="ce52" office:value="180" office:value-type="float">
            <text:p>180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Vinkeveen en Waverve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0" office:value-type="float">
            <text:p>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74" office:value-type="float">
            <text:p>7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Vinkeveen</text:p>
          </table:table-cell>
          <table:table-cell ns41:value-type="string" table:style-name="ce34" office:value-type="string">
            <text:p>R. 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5" office:value-type="float">
            <text:p>15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57" office:value-type="float">
            <text:p>25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523" office:value-type="float">
            <text:p>523</text:p>
          </table:table-cell>
          <table:table-cell ns41:value-type="float" table:style-name="ce52" office:value="555" office:value-type="float">
            <text:p>55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542" office:value-type="float">
            <text:p>542</text:p>
          </table:table-cell>
          <table:table-cell ns41:value-type="float" table:style-name="ce52" office:value="570" office:value-type="float">
            <text:p>57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8" office:value-type="float">
            <text:p>28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Veenkad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07" office:value-type="float">
            <text:p>10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92" office:value-type="float">
            <text:p>292</text:p>
          </table:table-cell>
          <table:table-cell ns41:value-type="float" table:style-name="ce52" office:value="269" office:value-type="float">
            <text:p>26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12" office:value-type="float">
            <text:p>312</text:p>
          </table:table-cell>
          <table:table-cell ns41:value-type="float" table:style-name="ce52" office:value="307" office:value-type="float">
            <text:p>30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18" office:value-type="float">
            <text:p>318</text:p>
          </table:table-cell>
          <table:table-cell ns41:value-type="float" table:style-name="ce52" office:value="311" office:value-type="float">
            <text:p>3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Proostdij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11" office:value-type="float">
            <text:p>11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48" office:value-type="float">
            <text:p>248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233" office:value-type="float">
            <text:p>23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averveen met de buurtschappen Bolsthof, De Waver, c.a.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51" office:value-type="float">
            <text:p>151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06" office:value-type="float">
            <text:p>406</text:p>
          </table:table-cell>
          <table:table-cell ns41:value-type="float" table:style-name="ce52" office:value="351" office:value-type="float">
            <text:p>35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21" office:value-type="float">
            <text:p>421</text:p>
          </table:table-cell>
          <table:table-cell ns41:value-type="float" table:style-name="ce52" office:value="359" office:value-type="float">
            <text:p>35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0" office:value-type="float">
            <text:p>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74" office:value-type="float">
            <text:p>7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44" office:value-type="float">
            <text:p>744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82" office:value-type="float">
            <text:p>1782</text:p>
          </table:table-cell>
          <table:table-cell ns41:value-type="float" table:style-name="ce52" office:value="1731" office:value-type="float">
            <text:p>1731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04" office:value-type="float">
            <text:p>1904</text:p>
          </table:table-cell>
          <table:table-cell ns41:value-type="float" table:style-name="ce52" office:value="1804" office:value-type="float">
            <text:p>180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92" office:value-type="float">
            <text:p>792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62" office:value-type="float">
            <text:p>1862</text:p>
          </table:table-cell>
          <table:table-cell ns41:value-type="float" table:style-name="ce52" office:value="1805" office:value-type="float">
            <text:p>1805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85" office:value-type="float">
            <text:p>1985</text:p>
          </table:table-cell>
          <table:table-cell ns41:value-type="float" table:style-name="ce52" office:value="1878" office:value-type="float">
            <text:p>187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92" office:value-type="float">
            <text:p>792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62" office:value-type="float">
            <text:p>1862</text:p>
          </table:table-cell>
          <table:table-cell ns41:value-type="float" table:style-name="ce52" office:value="1805" office:value-type="float">
            <text:p>1805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86" office:value-type="float">
            <text:p>1986</text:p>
          </table:table-cell>
          <table:table-cell ns41:value-type="float" table:style-name="ce52" office:value="1878" office:value-type="float">
            <text:p>187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Vleut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office:value="206" table:style-name="ce52" table:number-columns-repeated="2" office:value-type="float">
            <text:p>20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22" office:value-type="float">
            <text:p>12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9" office:value-type="float">
            <text:p>129</text:p>
          </table:table-cell>
          <table:table-cell ns41:value-type="float" table:style-name="ce52" office:value="110" office:value-type="float">
            <text:p>1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20" office:value-type="float">
            <text:p>220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7" office:value-type="float">
            <text:p>227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12" office:value-type="float">
            <text:p>112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59" office:value-type="float">
            <text:p>15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328" office:value-type="float">
            <text:p>328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40" office:value-type="float">
            <text:p>340</text:p>
          </table:table-cell>
          <table:table-cell ns41:value-type="float" table:style-name="ce52" office:value="318" office:value-type="float">
            <text:p>318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9" office:value-type="float">
            <text:p>13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32" office:value-type="float">
            <text:p>332</text:p>
          </table:table-cell>
          <table:table-cell ns41:value-type="float" table:style-name="ce52" office:value="307" office:value-type="float">
            <text:p>30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40" office:value-type="float">
            <text:p>340</text:p>
          </table:table-cell>
          <table:table-cell ns41:value-type="float" table:style-name="ce52" office:value="313" office:value-type="float">
            <text:p>3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8" office:value-type="float">
            <text:p>298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660" office:value-type="float">
            <text:p>660</text:p>
          </table:table-cell>
          <table:table-cell ns41:value-type="float" table:style-name="ce52" office:value="621" office:value-type="float">
            <text:p>62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680" office:value-type="float">
            <text:p>680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9" table:number-columns-spanned="1" office:value-type="string">
            <text:p>Vreeland</text:p>
          </table:table-cell>
          <table:table-cell ns41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6" office:value-type="float">
            <text:p>12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273" office:value-type="float">
            <text:p>2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61" office:value-type="float">
            <text:p>161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6" office:value-type="float">
            <text:p>12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273" office:value-type="float">
            <text:p>2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60" office:value-type="float">
            <text:p>160</text:p>
          </table:table-cell>
          <table:table-cell ns41:value-type="float" table:style-name="ce52" office:value="161" office:value-type="float">
            <text:p>161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9" office:value-type="float">
            <text:p>199</text:p>
          </table:table-cell>
          <table:table-cell ns41:value-type="float" table:style-name="ce52" office:value="25" office:value-type="float">
            <text:p>25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369" office:value-type="float">
            <text:p>369</text:p>
          </table:table-cell>
          <table:table-cell ns41:value-type="float" table:style-name="ce52" office:value="419" office:value-type="float">
            <text:p>419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445" office:value-type="float">
            <text:p>445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Vreeswij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40" office:value-type="float">
            <text:p>14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07" office:value-type="float">
            <text:p>307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38" office:value-type="float">
            <text:p>338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57" office:value-type="float">
            <text:p>257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table:style-name="ce52" table:number-columns-repeated="6"/>
          <table:table-cell ns41:value-type="float" table:style-name="ce52" office:value="22" office:value-type="float">
            <text:p>2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62" office:value-type="float">
            <text:p>62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3" office:value-type="float">
            <text:p>63</text:p>
          </table:table-cell>
          <table:table-cell ns41:value-type="float" table:style-name="ce52" office:value="66" office:value-type="float">
            <text:p>66</text:p>
          </table:table-cell>
          <table:table-cell table:style-name="ce52" table:number-columns-repeated="2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0" office:value-type="float">
            <text:p>70</text:p>
          </table:table-cell>
          <table:table-cell ns41:value-type="float" table:style-name="ce52" office:value="65" office:value-type="float">
            <text:p>65</text:p>
          </table:table-cell>
          <table:table-cell table:style-name="ce52" table:number-columns-repeated="2"/>
          <table:table-cell ns41:value-type="float" table:style-name="ce52" office:value="70" office:value-type="float">
            <text:p>70</text:p>
          </table:table-cell>
          <table:table-cell ns41:value-type="float" table:style-name="ce52" office:value="65" office:value-type="float">
            <text:p>6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5" office:value-type="float">
            <text:p>265</text:p>
          </table:table-cell>
          <table:table-cell ns41:value-type="float" table:style-name="ce52" office:value="12" office:value-type="float">
            <text:p>1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66" office:value-type="float">
            <text:p>566</text:p>
          </table:table-cell>
          <table:table-cell ns41:value-type="float" table:style-name="ce52" office:value="553" office:value-type="float">
            <text:p>553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618" office:value-type="float">
            <text:p>618</text:p>
          </table:table-cell>
          <table:table-cell ns41:value-type="float" table:style-name="ce52" office:value="585" office:value-type="float">
            <text:p>585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33" office:value-type="float">
            <text:p>133</text:p>
          </table:table-cell>
          <table:table-cell ns41:value-type="float" table:style-name="ce52" office:value="131" office:value-type="float">
            <text:p>13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0" office:value-type="float">
            <text:p>320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684" office:value-type="float">
            <text:p>684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751" office:value-type="float">
            <text:p>751</text:p>
          </table:table-cell>
          <table:table-cell ns41:value-type="float" table:style-name="ce52" office:value="716" office:value-type="float">
            <text:p>716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0" office:value-type="float">
            <text:p>320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684" office:value-type="float">
            <text:p>684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753" office:value-type="float">
            <text:p>753</text:p>
          </table:table-cell>
          <table:table-cell ns41:value-type="float" table:style-name="ce52" office:value="716" office:value-type="float">
            <text:p>716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Werkhov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8" office:value-type="float">
            <text:p>12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65" office:value-type="float">
            <text:p>265</text:p>
          </table:table-cell>
          <table:table-cell ns41:value-type="float" table:style-name="ce52" office:value="286" office:value-type="float">
            <text:p>28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8" office:value-type="float">
            <text:p>68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198" office:value-type="float">
            <text:p>198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09" office:value-type="float">
            <text:p>209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6" office:value-type="float">
            <text:p>1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463" office:value-type="float">
            <text:p>463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79" office:value-type="float">
            <text:p>479</text:p>
          </table:table-cell>
          <table:table-cell ns41:value-type="float" table:style-name="ce52" office:value="470" office:value-type="float">
            <text:p>470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</table:table-cell>
          <table:table-cell ns41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2" office:value-type="float">
            <text:p>17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20" office:value-type="float">
            <text:p>5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29" office:value-type="float">
            <text:p>529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24" office:value-type="float">
            <text:p>1224</text:p>
          </table:table-cell>
          <table:table-cell ns41:value-type="float" table:style-name="ce72" office:value="10145" office:value-type="float">
            <text:p>101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2" office:value-type="float">
            <text:p>17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20" office:value-type="float">
            <text:p>5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29" office:value-type="float">
            <text:p>529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24" office:value-type="float">
            <text:p>1224</text:p>
          </table:table-cell>
          <table:table-cell ns41:value-type="float" table:style-name="ce72" office:value="10145" office:value-type="float">
            <text:p>101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1:value-type="string" table:number-rows-spanned="14" table:style-name="ce9" table:number-columns-spanned="1" office:value-type="string">
            <text:p>Wijk bij Duurstede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Klooster- en Verplegings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7" office:value-type="float">
            <text:p>17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Ewouds- en Elisabeths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28" office:value-type="float">
            <text:p>28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44" office:value-type="float">
            <text:p>444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28" office:value-type="float">
            <text:p>1028</text:p>
          </table:table-cell>
          <table:table-cell ns41:value-type="float" table:style-name="ce52" office:value="1098" office:value-type="float">
            <text:p>1098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052" office:value-type="float">
            <text:p>1052</text:p>
          </table:table-cell>
          <table:table-cell ns41:value-type="float" table:style-name="ce52" office:value="1117" office:value-type="float">
            <text:p>111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53" office:value-type="float">
            <text:p>15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19" office:value-type="float">
            <text:p>419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29" office:value-type="float">
            <text:p>429</text:p>
          </table:table-cell>
          <table:table-cell ns41:value-type="float" table:style-name="ce52" office:value="390" office:value-type="float">
            <text:p>39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6" office:value-type="float">
            <text:p>6</text:p>
          </table:table-cell>
          <table:table-cell table:style-name="ce52" table:number-columns-repeated="6"/>
          <table:table-cell ns41:value-type="float" table:style-name="ce52" office:value="15" office:value-type="float">
            <text:p>1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7" office:value-type="float">
            <text:p>447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40" office:value-type="float">
            <text:p>1040</text:p>
          </table:table-cell>
          <table:table-cell ns41:value-type="float" table:style-name="ce52" office:value="1150" office:value-type="float">
            <text:p>115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064" office:value-type="float">
            <text:p>1064</text:p>
          </table:table-cell>
          <table:table-cell ns41:value-type="float" table:style-name="ce52" office:value="1184" office:value-type="float">
            <text:p>1184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55" office:value-type="float">
            <text:p>15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29" office:value-type="float">
            <text:p>429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67" office:value-type="float">
            <text:p>467</text:p>
          </table:table-cell>
          <table:table-cell ns41:value-type="float" table:style-name="ce52" office:value="400" office:value-type="float">
            <text:p>400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02" office:value-type="float">
            <text:p>602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536" office:value-type="float">
            <text:p>1536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531" office:value-type="float">
            <text:p>1531</text:p>
          </table:table-cell>
          <table:table-cell ns41:value-type="float" table:style-name="ce52" office:value="1584" office:value-type="float">
            <text:p>1584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02" office:value-type="float">
            <text:p>602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536" office:value-type="float">
            <text:p>1536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1532" office:value-type="float">
            <text:p>1532</text:p>
          </table:table-cell>
          <table:table-cell ns41:value-type="float" table:style-name="ce52" office:value="1585" office:value-type="float">
            <text:p>1585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1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09" office:value-type="float">
            <text:p>109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92" office:value-type="float">
            <text:p>292</text:p>
          </table:table-cell>
          <table:table-cell ns41:value-type="float" table:style-name="ce52" office:value="278" office:value-type="float">
            <text:p>27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00" office:value-type="float">
            <text:p>300</text:p>
          </table:table-cell>
          <table:table-cell ns41:value-type="float" table:style-name="ce52" office:value="284" office:value-type="float">
            <text:p>28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79" office:value-type="float">
            <text:p>79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6" office:value-type="float">
            <text:p>13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382" office:value-type="float">
            <text:p>382</text:p>
          </table:table-cell>
          <table:table-cell ns41:value-type="float" table:style-name="ce52" office:value="357" office:value-type="float">
            <text:p>35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92" office:value-type="float">
            <text:p>392</text:p>
          </table:table-cell>
          <table:table-cell ns41:value-type="float" table:style-name="ce52" office:value="365" office:value-type="float">
            <text:p>365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1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341" office:value-type="float">
            <text:p>341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46" office:value-type="float">
            <text:p>346</text:p>
          </table:table-cell>
          <table:table-cell ns41:value-type="float" table:style-name="ce52" office:value="320" office:value-type="float">
            <text:p>32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6" office:value-type="float">
            <text:p>66</text:p>
          </table:table-cell>
          <table:table-cell ns41:value-type="float" table:style-name="ce52" office:value="70" office:value-type="float">
            <text:p>7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1" office:value-type="float">
            <text:p>7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86" office:value-type="float">
            <text:p>86</text:p>
          </table:table-cell>
          <table:table-cell ns41:value-type="float" table:style-name="ce52" office:value="75" office:value-type="float">
            <text:p>7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77" office:value-type="float">
            <text:p>7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82" office:value-type="float">
            <text:p>182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93" office:value-type="float">
            <text:p>493</text:p>
          </table:table-cell>
          <table:table-cell ns41:value-type="float" table:style-name="ce52" office:value="454" office:value-type="float">
            <text:p>45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98" office:value-type="float">
            <text:p>498</text:p>
          </table:table-cell>
          <table:table-cell ns41:value-type="float" table:style-name="ce52" office:value="468" office:value-type="float">
            <text:p>4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Wilni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ilnis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89" office:value-type="float">
            <text:p>89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table:style-name="ce28"/>
          <table:table-cell ns41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9" office:value-type="float">
            <text:p>29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I </text:p>
          </table:table-cell>
          <table:table-cell table:style-name="ce28"/>
          <table:table-cell ns41:value-type="string" table:style-name="ce28" office:value-type="string">
            <text:p>Wilnis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37" office:value-type="float">
            <text:p>23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76" office:value-type="float">
            <text:p>476</text:p>
          </table:table-cell>
          <table:table-cell ns41:value-type="float" table:style-name="ce52" office:value="450" office:value-type="float">
            <text:p>450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02" office:value-type="float">
            <text:p>502</text:p>
          </table:table-cell>
          <table:table-cell ns41:value-type="float" table:style-name="ce52" office:value="458" office:value-type="float">
            <text:p>4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5" office:value-type="float">
            <text:p>25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office:value="43" table:style-name="ce52" table:number-columns-repeated="2" office:value-type="float">
            <text:p>43</text:p>
          </table:table-cell>
          <table:table-cell ns41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Oudhuiz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II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79" office:value-type="float">
            <text:p>79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V</text:p>
          </table:table-cell>
          <table:table-cell table:style-name="ce28"/>
          <table:table-cell ns41:value-type="string" table:style-name="ce28" office:value-type="string">
            <text:p>Westve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V</text:p>
          </table:table-cell>
          <table:table-cell table:style-name="ce28"/>
          <table:table-cell ns41:value-type="string" table:style-name="ce28" office:value-type="string">
            <text:p>Droogmakerij</text:p>
          </table:table-cell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6" office:value-type="float">
            <text:p>26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49" office:value-type="float">
            <text:p>14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8" office:value-type="float">
            <text:p>398</text:p>
          </table:table-cell>
          <table:table-cell ns41:value-type="float" table:style-name="ce52" office:value="17" office:value-type="float">
            <text:p>17</text:p>
          </table:table-cell>
          <table:table-cell table:style-name="ce52"/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22" office:value-type="float">
            <text:p>922</text:p>
          </table:table-cell>
          <table:table-cell ns41:value-type="float" table:style-name="ce52" office:value="881" office:value-type="float">
            <text:p>881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1003" office:value-type="float">
            <text:p>1003</text:p>
          </table:table-cell>
          <table:table-cell ns41:value-type="float" table:style-name="ce52" office:value="941" office:value-type="float">
            <text:p>941</text:p>
          </table:table-cell>
          <table:table-cell ns41:value-type="float" office:value="19" table:style-name="ce52" table:number-columns-repeated="2" office:value-type="float">
            <text:p>1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6" office:value-type="float">
            <text:p>456</text:p>
          </table:table-cell>
          <table:table-cell ns41:value-type="float" table:style-name="ce52" office:value="22" office:value-type="float">
            <text:p>22</text:p>
          </table:table-cell>
          <table:table-cell table:style-name="ce52"/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41" office:value-type="float">
            <text:p>1041</text:p>
          </table:table-cell>
          <table:table-cell ns41:value-type="float" table:style-name="ce52" office:value="1030" office:value-type="float">
            <text:p>1030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1136" office:value-type="float">
            <text:p>1136</text:p>
          </table:table-cell>
          <table:table-cell ns41:value-type="float" table:style-name="ce52" office:value="1095" office:value-type="float">
            <text:p>109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6" office:value-type="float">
            <text:p>456</text:p>
          </table:table-cell>
          <table:table-cell ns41:value-type="float" table:style-name="ce52" office:value="22" office:value-type="float">
            <text:p>22</text:p>
          </table:table-cell>
          <table:table-cell table:style-name="ce52"/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41" office:value-type="float">
            <text:p>1041</text:p>
          </table:table-cell>
          <table:table-cell ns41:value-type="float" table:style-name="ce52" office:value="1030" office:value-type="float">
            <text:p>1030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1137" office:value-type="float">
            <text:p>1137</text:p>
          </table:table-cell>
          <table:table-cell ns41:value-type="float" table:style-name="ce52" office:value="1095" office:value-type="float">
            <text:p>109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Woudenberg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1:value-type="float" table:style-name="ce44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74" office:value-type="float">
            <text:p>374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354" office:value-type="float">
            <text:p>35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2"/>
          <table:table-cell ns41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1:value-type="float" table:style-name="ce44" office:value="123" office:value-type="float">
            <text:p>12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04" office:value-type="float">
            <text:p>404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09" office:value-type="float">
            <text:p>409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70" office:value-type="float">
            <text:p>270</text:p>
          </table:table-cell>
          <table:table-cell ns41:value-type="float" table:style-name="ce52" office:value="261" office:value-type="float">
            <text:p>2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74" office:value-type="float">
            <text:p>374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354" office:value-type="float">
            <text:p>35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917" office:value-type="float">
            <text:p>917</text:p>
          </table:table-cell>
          <table:table-cell ns41:value-type="float" table:style-name="ce52" office:value="810" office:value-type="float">
            <text:p>81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34" office:value-type="float">
            <text:p>934</text:p>
          </table:table-cell>
          <table:table-cell ns41:value-type="float" table:style-name="ce52" office:value="826" office:value-type="float">
            <text:p>826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9" office:value-type="float">
            <text:p>479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291" office:value-type="float">
            <text:p>1291</text:p>
          </table:table-cell>
          <table:table-cell ns41:value-type="float" table:style-name="ce52" office:value="1158" office:value-type="float">
            <text:p>115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312" office:value-type="float">
            <text:p>1312</text:p>
          </table:table-cell>
          <table:table-cell ns41:value-type="float" table:style-name="ce52" office:value="1180" office:value-type="float">
            <text:p>1180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Zegveld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 table:number-columns-repeated="2"/>
          <table:table-cell ns41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100" office:value-type="float">
            <text:p>100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31" office:value-type="float">
            <text:p>131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35" office:value-type="float">
            <text:p>135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Meij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1" office:value-type="float">
            <text:p>31</text:p>
          </table:table-cell>
          <table:table-cell table:style-name="ce52" table:number-columns-repeated="4"/>
          <table:table-cell ns41:value-type="float" table:style-name="ce52" office:value="75" office:value-type="float">
            <text:p>75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6" office:value-type="float">
            <text:p>76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table:style-name="ce52" table:number-columns-repeated="4"/>
          <table:table-cell ns41:value-type="float" table:style-name="ce52" office:value="306" office:value-type="float">
            <text:p>306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16" office:value-type="float">
            <text:p>316</text:p>
          </table:table-cell>
          <table:table-cell ns41:value-type="float" table:style-name="ce52" office:value="319" office:value-type="float">
            <text:p>31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4" office:value-type="float">
            <text:p>194</text:p>
          </table:table-cell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458" office:value-type="float">
            <text:p>458</text:p>
          </table:table-cell>
          <table:table-cell ns41:value-type="float" table:style-name="ce52" office:value="498" office:value-type="float">
            <text:p>49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470" office:value-type="float">
            <text:p>470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9" table:number-columns-spanned="1" office:value-type="string">
            <text:p>Zeis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1:value-type="float" table:style-name="ce44" office:value="225" office:value-type="float">
            <text:p>22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85" office:value-type="float">
            <text:p>385</text:p>
          </table:table-cell>
          <table:table-cell ns41:value-type="float" table:style-name="ce52" office:value="497" office:value-type="float">
            <text:p>497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410" office:value-type="float">
            <text:p>410</text:p>
          </table:table-cell>
          <table:table-cell ns41:value-type="float" table:style-name="ce52" office:value="542" office:value-type="float">
            <text:p>54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Zusterhuis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30" office:value-type="float">
            <text:p>30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38" office:value-type="float">
            <text:p>3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roederhuis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Instituut Westerwole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15" office:value-type="float">
            <text:p>1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96" office:value-type="float">
            <text:p>196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325" office:value-type="float">
            <text:p>32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1:value-type="float" table:style-name="ce44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" office:value-type="float">
            <text:p>1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2" office:value-type="float">
            <text:p>2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Default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Protestantsch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88" office:value-type="float">
            <text:p>488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066" office:value-type="float">
            <text:p>1066</text:p>
          </table:table-cell>
          <table:table-cell ns41:value-type="float" table:style-name="ce52" office:value="1055" office:value-type="float">
            <text:p>1055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090" office:value-type="float">
            <text:p>1090</text:p>
          </table:table-cell>
          <table:table-cell ns41:value-type="float" table:style-name="ce52" office:value="1068" office:value-type="float">
            <text:p>1068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52" office:value="65" office:value-type="float">
            <text:p>65</text:p>
          </table:table-cell>
          <table:table-cell ns41:value-type="float" table:style-name="ce52" office:value="58" office:value-type="float">
            <text:p>5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1" office:value-type="float">
            <text:p>31</text:p>
          </table:table-cell>
          <table:table-cell ns41:value-type="float" table:style-name="ce52" office:value="23" office:value-type="float">
            <text:p>23</text:p>
          </table:table-cell>
          <table:table-cell table:style-name="ce52" table:number-columns-repeated="2"/>
          <table:table-cell ns41:value-type="float" table:style-name="ce52" office:value="31" office:value-type="float">
            <text:p>3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2" office:value-type="float">
            <text:p>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4" office:value-type="float">
            <text:p>94</text:p>
          </table:table-cell>
          <table:table-cell ns41:value-type="float" table:style-name="ce52" office:value="87" office:value-type="float">
            <text:p>87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ns41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81" office:value-type="float">
            <text:p>81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72" office:value-type="float">
            <text:p>272</text:p>
          </table:table-cell>
          <table:table-cell ns41:value-type="float" table:style-name="ce52" office:value="302" office:value-type="float">
            <text:p>30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0" office:value-type="float">
            <text:p>5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19" office:value-type="float">
            <text:p>119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100" office:value-type="float">
            <text:p>10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0" office:value-type="float">
            <text:p>60</text:p>
          </table:table-cell>
          <table:table-cell table:style-name="ce52" table:number-columns-repeated="4"/>
          <table:table-cell ns41:value-type="float" table:style-name="ce52" office:value="135" office:value-type="float">
            <text:p>135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0" office:value-type="float">
            <text:p>140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Bethanië (Inrichting voor verzwakte kinder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39" office:value-type="float">
            <text:p>139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154" office:value-type="float">
            <text:p>154</text:p>
          </table:table-cell>
          <table:table-cell ns41:value-type="float" office:value="21" table:style-name="ce52" table:number-columns-repeated="2" office:value-type="float">
            <text:p>21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1:value-type="float" table:style-name="ce44" office:value="84" office:value-type="float">
            <text:p>84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/>
          <table:table-cell ns41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12" office:value-type="float">
            <text:p>212</text:p>
          </table:table-cell>
          <table:table-cell ns41:value-type="float" table:style-name="ce52" office:value="181" office:value-type="float">
            <text:p>18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18" office:value-type="float">
            <text:p>218</text:p>
          </table:table-cell>
          <table:table-cell ns41:value-type="float" table:style-name="ce52" office:value="182" office:value-type="float">
            <text:p>182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00" office:value-type="float">
            <text:p>900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1872" office:value-type="float">
            <text:p>1872</text:p>
          </table:table-cell>
          <table:table-cell ns41:value-type="float" table:style-name="ce52" office:value="2087" office:value-type="float">
            <text:p>208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1944" office:value-type="float">
            <text:p>1944</text:p>
          </table:table-cell>
          <table:table-cell ns41:value-type="float" table:style-name="ce52" office:value="2183" office:value-type="float">
            <text:p>218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65" office:value-type="float">
            <text:p>565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300" office:value-type="float">
            <text:p>1300</text:p>
          </table:table-cell>
          <table:table-cell ns41:value-type="float" table:style-name="ce52" office:value="1275" office:value-type="float">
            <text:p>1275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61" office:value-type="float">
            <text:p>61</text:p>
          </table:table-cell>
          <table:table-cell ns41:value-type="float" table:style-name="ce52" office:value="1356" office:value-type="float">
            <text:p>1356</text:p>
          </table:table-cell>
          <table:table-cell ns41:value-type="float" table:style-name="ce52" office:value="1336" office:value-type="float">
            <text:p>1336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5" office:value-type="float">
            <text:p>1465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172" office:value-type="float">
            <text:p>3172</text:p>
          </table:table-cell>
          <table:table-cell ns41:value-type="float" table:style-name="ce52" office:value="3362" office:value-type="float">
            <text:p>3362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52" office:value="3300" office:value-type="float">
            <text:p>3300</text:p>
          </table:table-cell>
          <table:table-cell ns41:value-type="float" table:style-name="ce52" office:value="3519" office:value-type="float">
            <text:p>3519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5" office:value-type="float">
            <text:p>1465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172" office:value-type="float">
            <text:p>3172</text:p>
          </table:table-cell>
          <table:table-cell ns41:value-type="float" table:style-name="ce52" office:value="3362" office:value-type="float">
            <text:p>3362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58" office:value-type="float">
            <text:p>158</text:p>
          </table:table-cell>
          <table:table-cell ns41:value-type="float" table:style-name="ce52" office:value="3303" office:value-type="float">
            <text:p>3303</text:p>
          </table:table-cell>
          <table:table-cell ns41:value-type="float" table:style-name="ce52" office:value="3520" office:value-type="float">
            <text:p>3520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12" table:number-columns-spanned="1" office:value-type="string">
            <text:p>Zuilen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80" office:value-type="float">
            <text:p>8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61" office:value-type="float">
            <text:p>61</text:p>
          </table:table-cell>
          <table:table-cell ns41:value-type="float" table:style-name="ce52" office:value="25" office:value-type="float">
            <text:p>25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8" office:value-type="float">
            <text:p>4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58" office:value-type="float">
            <text:p>358</text:p>
          </table:table-cell>
          <table:table-cell ns41:value-type="float" table:style-name="ce52" office:value="275" office:value-type="float">
            <text:p>27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76" office:value-type="float">
            <text:p>376</text:p>
          </table:table-cell>
          <table:table-cell ns41:value-type="float" table:style-name="ce52" office:value="289" office:value-type="float">
            <text:p>289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2" office:value-type="float">
            <text:p>202</text:p>
          </table:table-cell>
          <table:table-cell ns41:value-type="float" table:style-name="ce52" office:value="10" office:value-type="float">
            <text:p>10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51" office:value-type="float">
            <text:p>551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574" office:value-type="float">
            <text:p>574</text:p>
          </table:table-cell>
          <table:table-cell ns41:value-type="float" table:style-name="ce52" office:value="484" office:value-type="float">
            <text:p>48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ns41:value-type="float" table:style-name="ce45" office:value="202" office:value-type="float">
            <text:p>202</text:p>
          </table:table-cell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551" office:value-type="float">
            <text:p>551</text:p>
          </table:table-cell>
          <table:table-cell ns41:value-type="float" table:style-name="ce53" office:value="455" office:value-type="float">
            <text:p>455</text:p>
          </table:table-cell>
          <table:table-cell ns41:value-type="float" table:style-name="ce53" office:value="25" office:value-type="float">
            <text:p>25</text:p>
          </table:table-cell>
          <table:table-cell ns41:value-type="float" table:style-name="ce53" office:value="29" office:value-type="float">
            <text:p>29</text:p>
          </table:table-cell>
          <table:table-cell ns41:value-type="float" table:style-name="ce53" office:value="576" office:value-type="float">
            <text:p>576</text:p>
          </table:table-cell>
          <table:table-cell ns41:value-type="float" table:style-name="ce53" office:value="484" office:value-type="float">
            <text:p>484</text:p>
          </table:table-cell>
          <table:table-cell ns41:value-type="float" table:style-name="ce53" office:value="24" office:value-type="float">
            <text:p>24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67" office:value="1242" office:value-type="float">
            <text:p>1242</text:p>
          </table:table-cell>
          <table:table-cell ns41:value-type="float" table:style-name="ce73" office:value="10059" office:value-type="float">
            <text:p>10059</text:p>
          </table:table-cell>
          <table:table-cell ns41:value-type="float" table:style-name="ce73" office:value="4" office:value-type="float">
            <text:p>4</text:p>
          </table:table-cell>
          <table:table-cell ns41:value-type="string" table:style-name="ce79" office:value-type="string">
            <text:p>UT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11_H1</text:p>
          </table:table-cell>
          <table:table-cell ns41:value-type="float" table:style-name="ce91" office:value="21" office:value-type="float">
            <text:p>21</text:p>
          </table:table-cell>
          <table:table-cell ns41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5</meta:generator>
  </office:meta>
</office:document-meta>
</file>